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 style:parent-style-name="Textbody" style:family="paragraph">
      <style:paragraph-properties fo:text-align="end"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 style:parent-style-name="Textbody" style:family="paragraph">
      <style:paragraph-properties fo:text-align="justify" fo:margin-bottom="0in" fo:line-height="150%"/>
    </style:style>
    <style:style style:name="T1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0" style:parent-style-name="StrongEmphasis" style:family="text">
      <style:text-properties style:font-name="Bitstream Vera Sans" style:font-name-complex="Tahoma" fo:font-size="11pt" style:font-size-asian="11pt" style:font-size-complex="11pt"/>
    </style:style>
    <style:style style:name="T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3" style:parent-style-name="Textbody" style:family="paragraph">
      <style:paragraph-properties fo:text-align="justify" fo:margin-bottom="0in" fo:line-height="150%"/>
    </style:style>
    <style:style style:name="T2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0" style:parent-style-name="Standard" style:family="paragraph">
      <style:paragraph-properties fo:text-align="justify" style:line-height-at-least="0in"/>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 style:parent-style-name="VarsayılanParagrafYazıTipi" style:family="text">
      <style:text-properties style:font-name="Chilanka" style:font-name-complex="Times New Roman" style:language-asian="tr" style:country-asian="TR"/>
    </style:style>
    <style:style style:name="T38" style:parent-style-name="VarsayılanParagrafYazıTipi" style:family="text">
      <style:text-properties style:font-name="Chilanka" style:font-name-complex="Times New Roman"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VarsayılanParagrafYazıTipi" style:family="text">
      <style:text-properties style:font-name="Chilanka" style:font-name-complex="Times New Roman" style:language-asian="tr" style:country-asian="TR"/>
    </style:style>
    <style:style style:name="T41" style:parent-style-name="StrongEmphasis" style:family="text">
      <style:text-properties style:font-name="Bitstream Vera Sans" style:font-name-complex="Tahoma" fo:font-size="11pt" style:font-size-asian="11pt" style:font-size-complex="11pt"/>
    </style:style>
    <style:style style:name="T42" style:parent-style-name="VarsayılanParagrafYazıTipi" style:family="text">
      <style:text-properties style:font-name="Chilanka" style:font-name-complex="Times New Roman" style:language-asian="tr" style:country-asian="TR"/>
    </style:style>
    <style:style style:name="P43" style:parent-style-name="Standard" style:family="paragraph">
      <style:paragraph-properties fo:text-align="justify" style:line-height-at-least="0in" fo:margin-left="2.4618in" fo:text-indent="0.4923in">
        <style:tab-stops/>
      </style:paragraph-properties>
    </style:style>
    <style:style style:name="T44" style:parent-style-name="VarsayılanParagrafYazıTipi" style:family="text">
      <style:text-properties style:font-name="Chilanka" style:font-name-complex="Times New Roman" style:language-asian="tr" style:country-asian="TR"/>
    </style:style>
    <style:style style:name="P45" style:parent-style-name="Textbody" style:family="paragraph">
      <style:paragraph-properties fo:text-align="justify" fo:margin-bottom="0in" fo:line-height="150%"/>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0" style:parent-style-name="StrongEmphasis" style:family="text">
      <style:text-properties style:font-name="Bitstream Vera Sans" style:font-name-complex="Tahoma"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 style:parent-style-name="Standard" style:family="paragraph">
      <style:paragraph-properties fo:text-align="justify" fo:line-height="150%" fo:margin-left="2.9541in">
        <style:tab-stops/>
      </style:paragraph-properties>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5" style:parent-style-name="Textbody" style:family="paragraph">
      <style:paragraph-properties fo:text-align="justify" fo:margin-bottom="0in" fo:line-height="150%"/>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3" style:parent-style-name="VarsayılanParagrafYazıTipi" style:family="text">
      <style:text-properties style:font-name="Bitstream Vera Sans" style:font-name-complex="Tahoma" fo:font-size="11pt" style:font-size-asian="11pt" style:font-size-complex="11pt"/>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5" style:parent-style-name="StrongEmphasis" style:family="text">
      <style:text-properties style:font-name="Bitstream Vera Sans" style:font-name-complex="Tahoma" fo:font-size="11pt" style:font-size-asian="11pt" style:font-size-complex="11pt"/>
    </style:style>
    <style:style style:name="T66" style:parent-style-name="VarsayılanParagrafYazıTipi" style:family="text">
      <style:text-properties style:font-name="Bitstream Vera Sans" style:font-name-complex="Tahoma" fo:font-size="11pt" style:font-size-asian="11pt" style:font-size-complex="11pt"/>
    </style:style>
    <style:style style:name="P67" style:parent-style-name="Textbody" style:family="paragraph">
      <style:paragraph-properties fo:text-align="justify" fo:margin-bottom="0in" fo:line-height="150%"/>
    </style:style>
    <style:style style:name="T6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7" style:parent-style-name="Textbody" style:family="paragraph">
      <style:paragraph-properties fo:text-align="justify" fo:margin-bottom="0in" fo:line-height="150%"/>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5" style:parent-style-name="StrongEmphasis" style:family="text">
      <style:text-properties style:font-name="Bitstream Vera Sans" style:font-name-complex="Tahoma" fo:font-size="11pt" style:font-size-asian="11pt" style:font-size-complex="11pt"/>
    </style:style>
    <style:style style:name="T86" style:parent-style-name="StrongEmphasis" style:family="text">
      <style:text-properties style:font-name="Bitstream Vera Sans" style:font-name-complex="Tahoma" fo:font-size="11pt" style:font-size-asian="11pt" style:font-size-complex="11pt"/>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8" style:parent-style-name="Textbody" style:family="paragraph">
      <style:paragraph-properties fo:text-align="justify" fo:margin-bottom="0in" fo:line-height="100%"/>
    </style:style>
    <style:style style:name="T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1"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4"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5"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P99" style:parent-style-name="Textbody" style:family="paragraph">
      <style:paragraph-properties fo:text-align="justify" fo:margin-bottom="0in" fo:line-height="100%"/>
    </style:style>
    <style:style style:name="T10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01" style:parent-style-name="Textbody" style:family="paragraph">
      <style:paragraph-properties fo:text-align="justify" fo:margin-bottom="0in" fo:line-height="100%"/>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3" style:parent-style-name="VarsayılanParagrafYazıTipi" style:family="text">
      <style:text-properties style:font-name="Bitstream Vera Sans" style:font-name-complex="Tahoma"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VarsayılanParagrafYazıTipi" style:family="text">
      <style:text-properties style:font-name="Bitstream Vera Sans" style:font-name-complex="Tahoma"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T109" style:parent-style-name="VarsayılanParagrafYazıTipi" style:family="text">
      <style:text-properties style:font-name="Bitstream Vera Sans" style:font-name-complex="Tahoma"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T111" style:parent-style-name="VarsayılanParagrafYazıTipi" style:family="text">
      <style:text-properties style:font-name="Bitstream Vera Sans" style:font-name-complex="Tahoma" fo:font-size="11pt" style:font-size-asian="11pt" style:font-size-complex="11pt"/>
    </style:style>
    <style:style style:name="T112" style:parent-style-name="VarsayılanParagrafYazıTipi" style:family="text">
      <style:text-properties style:font-name="Bitstream Vera Sans" style:font-name-complex="Tahoma" fo:font-size="11pt" style:font-size-asian="11pt" style:font-size-complex="11pt"/>
    </style:style>
    <style:style style:name="T113" style:parent-style-name="VarsayılanParagrafYazıTipi" style:family="text">
      <style:text-properties style:font-name="Bitstream Vera Sans" style:font-name-complex="Tahoma"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T118" style:parent-style-name="VarsayılanParagrafYazıTipi" style:family="text">
      <style:text-properties style:font-name="Bitstream Vera Sans" style:font-name-complex="Tahoma" fo:font-size="11pt" style:font-size-asian="11pt" style:font-size-complex="11pt"/>
    </style:style>
    <style:style style:name="T119" style:parent-style-name="VarsayılanParagrafYazıTipi" style:family="text">
      <style:text-properties style:font-name="Bitstream Vera Sans" style:font-name-complex="Tahoma" style:text-position="super 63.6%" fo:font-size="11pt" style:font-size-asian="11pt" style:font-size-complex="11pt"/>
    </style:style>
    <style:style style:name="P120" style:parent-style-name="Textbody" style:family="paragraph">
      <style:paragraph-properties fo:text-align="justify" fo:margin-bottom="0in" fo:line-height="100%"/>
    </style:style>
    <style:style style:name="T121" style:parent-style-name="StrongEmphasis" style:family="text">
      <style:text-properties style:font-name="Bitstream Vera Sans" style:font-name-complex="Tahoma" fo:font-size="11pt" style:font-size-asian="11pt" style:font-size-complex="11pt"/>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28" style:parent-style-name="Textbody" style:family="paragraph">
      <style:paragraph-properties fo:text-align="justify" fo:margin-bottom="0in" fo:line-height="100%"/>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33" style:parent-style-name="Textbody" style:family="paragraph">
      <style:paragraph-properties fo:text-align="justify" fo:margin-bottom="0in" fo:line-height="100%"/>
    </style:style>
    <style:style style:name="T1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35" style:parent-style-name="Textbody" style:family="paragraph">
      <style:paragraph-properties fo:text-align="justify" fo:margin-bottom="0in" fo:line-height="100%"/>
    </style:style>
    <style:style style:name="T1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VarsayılanParagrafYazıTipi" style:family="text">
      <style:text-properties style:font-name="Bitstream Vera Sans" style:font-name-complex="Tahoma" fo:font-size="11pt" style:font-size-asian="11pt" style:font-size-complex="11pt"/>
    </style:style>
    <style:style style:name="T139" style:parent-style-name="VarsayılanParagrafYazıTipi" style:family="text">
      <style:text-properties style:font-name="Bitstream Vera Sans" style:font-name-complex="Tahoma" style:text-position="super 63.6%" fo:font-size="11pt" style:font-size-asian="11pt" style:font-size-complex="11pt"/>
    </style:style>
    <style:style style:name="P140" style:parent-style-name="Textbody" style:family="paragraph">
      <style:paragraph-properties fo:text-align="justify" fo:margin-bottom="0in" fo:line-height="100%"/>
    </style:style>
    <style:style style:name="T1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style:text-position="super 63.6%" fo:font-size="11pt" style:font-size-asian="11pt" style:font-size-complex="11pt"/>
    </style:style>
    <style:style style:name="P144" style:parent-style-name="Textbody" style:family="paragraph">
      <style:paragraph-properties fo:text-align="justify" fo:margin-bottom="0in" fo:line-height="100%"/>
    </style:style>
    <style:style style:name="T145" style:parent-style-name="StrongEmphasis" style:family="text">
      <style:text-properties style:font-name="Bitstream Vera Sans" style:font-name-complex="Tahoma" fo:font-size="11pt" style:font-size-asian="11pt" style:font-size-complex="11pt"/>
    </style:style>
    <style:style style:name="T146" style:parent-style-name="StrongEmphasis" style:family="text">
      <style:text-properties style:font-name="Bitstream Vera Sans" style:font-name-complex="Tahoma" fo:font-size="11pt" style:font-size-asian="11pt" style:font-size-complex="11pt"/>
    </style:style>
    <style:style style:name="T147" style:parent-style-name="VarsayılanParagrafYazıTipi" style:family="text">
      <style:text-properties style:font-name="Bitstream Vera Sans" style:font-name-complex="Tahoma" fo:font-size="11pt" style:font-size-asian="11pt" style:font-size-complex="11pt"/>
    </style:style>
    <style:style style:name="T148" style:parent-style-name="VarsayılanParagrafYazıTipi" style:family="text">
      <style:text-properties style:font-name="Bitstream Vera Sans" style:font-name-complex="Tahoma" fo:font-size="11pt" style:font-size-asian="11pt" style:font-size-complex="11pt"/>
    </style:style>
    <style:style style:name="T149" style:parent-style-name="VarsayılanParagrafYazıTipi" style:family="text">
      <style:text-properties style:font-name="Bitstream Vera Sans" style:font-name-complex="Tahoma" fo:font-size="11pt" style:font-size-asian="11pt" style:font-size-complex="11pt"/>
    </style:style>
    <style:style style:name="T1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6" style:parent-style-name="VarsayılanParagrafYazıTipi" style:family="text">
      <style:text-properties style:font-name="Bitstream Vera Sans" style:font-name-complex="Tahoma" fo:font-size="11pt" style:font-size-asian="11pt" style:font-size-complex="11pt"/>
    </style:style>
    <style:style style:name="T1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59" style:parent-style-name="Textbody" style:family="paragraph">
      <style:paragraph-properties fo:text-align="justify" fo:margin-bottom="0in" fo:line-height="100%"/>
    </style:style>
    <style:style style:name="T160" style:parent-style-name="StrongEmphasis" style:family="text">
      <style:text-properties style:font-name="Bitstream Vera Sans" style:font-name-complex="Tahoma" fo:font-size="11pt" style:font-size-asian="11pt" style:font-size-complex="11pt"/>
    </style:style>
    <style:style style:name="T1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64"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65" style:parent-style-name="Textbody" style:family="paragraph">
      <style:paragraph-properties fo:text-align="justify" fo:margin-bottom="0in" fo:line-height="100%"/>
    </style:style>
    <style:style style:name="T1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style>
    <style:style style:name="T169" style:parent-style-name="VarsayılanParagrafYazıTipi" style:family="text">
      <style:text-properties style:font-name="Bitstream Vera Sans" style:font-name-complex="Tahoma" fo:font-size="11pt" style:font-size-asian="11pt" style:font-size-complex="11pt"/>
    </style:style>
    <style:style style:name="T170" style:parent-style-name="VarsayılanParagrafYazıTipi" style:family="text">
      <style:text-properties style:font-name="Bitstream Vera Sans" style:font-name-complex="Tahoma" fo:font-size="11pt" style:font-size-asian="11pt" style:font-size-complex="11pt"/>
    </style:style>
    <style:style style:name="T171" style:parent-style-name="VarsayılanParagrafYazıTipi" style:family="text">
      <style:text-properties style:font-name="Bitstream Vera Sans" style:font-name-complex="Tahoma" fo:font-size="11pt" style:font-size-asian="11pt" style:font-size-complex="11pt"/>
    </style:style>
    <style:style style:name="T172" style:parent-style-name="VarsayılanParagrafYazıTipi" style:family="text">
      <style:text-properties style:font-name="Bitstream Vera Sans" style:font-name-complex="Tahoma" fo:font-size="11pt" style:font-size-asian="11pt" style:font-size-complex="11pt"/>
    </style:style>
    <style:style style:name="T173" style:parent-style-name="VarsayılanParagrafYazıTipi" style:family="text">
      <style:text-properties style:font-name="Bitstream Vera Sans" style:font-name-complex="Tahoma" fo:font-size="11pt" style:font-size-asian="11pt" style:font-size-complex="11pt"/>
    </style:style>
    <style:style style:name="T1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76" style:parent-style-name="Textbody" style:family="paragraph">
      <style:paragraph-properties fo:text-align="justify" fo:margin-bottom="0in" fo:line-height="100%"/>
    </style:style>
    <style:style style:name="T1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87" style:parent-style-name="Textbody" style:family="paragraph">
      <style:paragraph-properties fo:text-align="justify" fo:margin-bottom="0in" fo:line-height="100%"/>
    </style:style>
    <style:style style:name="T1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0" style:parent-style-name="Textbody" style:family="paragraph">
      <style:paragraph-properties fo:text-align="justify" fo:margin-bottom="0in" fo:line-height="100%"/>
    </style:style>
    <style:style style:name="T1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2" style:parent-style-name="VarsayılanParagrafYazıTipi" style:family="text">
      <style:text-properties style:font-name="Bitstream Vera Sans" style:font-name-complex="Tahoma" fo:font-size="11pt" style:font-size-asian="11pt" style:font-size-complex="11pt"/>
    </style:style>
    <style:style style:name="T193" style:parent-style-name="VarsayılanParagrafYazıTipi" style:family="text">
      <style:text-properties style:font-name="Bitstream Vera Sans" style:font-name-complex="Tahoma"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97" style:parent-style-name="Textbody" style:family="paragraph">
      <style:paragraph-properties fo:text-align="justify" fo:margin-bottom="0in" fo:line-height="100%"/>
    </style:style>
    <style:style style:name="T198" style:parent-style-name="StrongEmphasis" style:family="text">
      <style:text-properties style:font-name="Bitstream Vera Sans" style:font-name-complex="Tahoma" fo:font-size="11pt" style:font-size-asian="11pt" style:font-size-complex="11pt"/>
    </style:style>
    <style:style style:name="T1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01" style:parent-style-name="Standard" style:family="paragraph">
      <style:paragraph-properties fo:text-align="justify"/>
    </style:style>
    <style:style style:name="T2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203" style:parent-style-name="Standard" style:family="paragraph">
      <style:paragraph-properties fo:text-align="justify"/>
    </style:style>
    <style:style style:name="T2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P207" style:parent-style-name="Standard" style:family="paragraph">
      <style:paragraph-properties fo:text-align="justify"/>
    </style:style>
    <style:style style:name="T208" style:parent-style-name="VarsayılanParagrafYazıTipi" style:family="text">
      <style:text-properties style:font-name="Bitstream Vera Sans" style:font-name-complex="Tahoma" fo:font-size="11pt" style:font-size-asian="11pt" style:font-size-complex="11pt"/>
    </style:style>
    <style:style style:name="P209" style:parent-style-name="Standard" style:family="paragraph">
      <style:paragraph-properties fo:text-align="justify"/>
    </style:style>
    <style:style style:name="T2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P213" style:parent-style-name="Standard" style:family="paragraph">
      <style:paragraph-properties fo:text-align="justify"/>
    </style:style>
    <style:style style:name="T2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P217" style:parent-style-name="Standard" style:family="paragraph">
      <style:paragraph-properties fo:text-align="justify"/>
    </style:style>
    <style:style style:name="T2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T221" style:parent-style-name="VarsayılanParagrafYazıTipi" style:family="text">
      <style:text-properties style:font-name="Bitstream Vera Sans" style:font-name-complex="Tahoma" fo:font-size="11pt" style:font-size-asian="11pt" style:font-size-complex="11pt"/>
    </style:style>
    <style:style style:name="P222" style:parent-style-name="Standard" style:family="paragraph">
      <style:paragraph-properties fo:text-align="justify"/>
    </style:style>
    <style:style style:name="T2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style:text-position="super 63.6%" fo:font-size="11pt" style:font-size-asian="11pt" style:font-size-complex="11pt"/>
    </style:style>
    <style:style style:name="P226" style:parent-style-name="Textbody" style:family="paragraph">
      <style:paragraph-properties fo:text-align="justify" fo:margin-bottom="0in" fo:line-height="100%"/>
    </style:style>
    <style:style style:name="T2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228" style:parent-style-name="Textbody" style:family="paragraph">
      <style:paragraph-properties fo:text-align="justify" fo:margin-bottom="0in" fo:line-height="100%"/>
    </style:style>
    <style:style style:name="T2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fo:font-size="11pt" style:font-size-asian="11pt" style:font-size-complex="11pt"/>
    </style:style>
    <style:style style:name="T235" style:parent-style-name="VarsayılanParagrafYazıTipi" style:family="text">
      <style:text-properties style:font-name="Bitstream Vera Sans" style:font-name-complex="Tahoma"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style:text-position="super 63.6%" fo:font-size="11pt" style:font-size-asian="11pt" style:font-size-complex="11pt"/>
    </style:style>
    <style:style style:name="P238" style:parent-style-name="Textbody" style:family="paragraph">
      <style:paragraph-properties fo:text-align="justify" fo:margin-bottom="0in" fo:line-height="100%"/>
    </style:style>
    <style:style style:name="T2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style>
    <style:style style:name="T2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style>
    <style:style style:name="T2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6" style:parent-style-name="VarsayılanParagrafYazıTipi" style:family="text">
      <style:text-properties style:font-name="Bitstream Vera Sans" style:font-name-complex="Tahoma"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1" style:parent-style-name="Textbody" style:family="paragraph">
      <style:paragraph-properties fo:text-align="justify" fo:margin-bottom="0in" fo:line-height="100%"/>
    </style:style>
    <style:style style:name="T252" style:parent-style-name="StrongEmphasis" style:family="text">
      <style:text-properties style:font-name="Bitstream Vera Sans" style:font-name-complex="Tahoma" fo:font-size="11pt" style:font-size-asian="11pt" style:font-size-complex="11pt" style:language-asian="tr" style:country-asian="TR"/>
    </style:style>
    <style:style style:name="T2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6" style:parent-style-name="Textbody" style:family="paragraph">
      <style:paragraph-properties fo:text-align="justify" fo:margin-bottom="0in" fo:line-height="100%"/>
    </style:style>
    <style:style style:name="T257" style:parent-style-name="StrongEmphasis" style:family="text">
      <style:text-properties style:font-name="Bitstream Vera Sans" style:font-name-complex="Tahoma"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T2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65" style:parent-style-name="Standard" style:family="paragraph">
      <style:paragraph-properties fo:widows="0" fo:orphans="0" fo:text-align="justify" fo:text-indent="0.4923in"/>
    </style:style>
    <style:style style:name="T266" style:parent-style-name="VarsayılanParagrafYazıTipi" style:family="text">
      <style:text-properties style:font-name="Bitstream Vera Sans" style:font-name-complex="Tahoma" fo:font-size="11pt" style:font-size-asian="11pt" style:font-size-complex="11pt"/>
    </style:style>
    <style:style style:name="P267" style:parent-style-name="Standard" style:family="paragraph">
      <style:paragraph-properties fo:widows="0" fo:orphans="0" fo:text-align="justify"/>
    </style:style>
    <style:style style:name="T2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P271" style:parent-style-name="Standard" style:family="paragraph">
      <style:paragraph-properties fo:widows="0" fo:orphans="0" fo:text-align="justify"/>
    </style:style>
    <style:style style:name="T2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style>
    <style:style style:name="P275" style:parent-style-name="Standard" style:family="paragraph">
      <style:paragraph-properties fo:widows="0" fo:orphans="0" fo:text-align="justify"/>
    </style:style>
    <style:style style:name="T2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T278" style:parent-style-name="VarsayılanParagrafYazıTipi" style:family="text">
      <style:text-properties style:font-name="Bitstream Vera Sans" style:font-name-complex="Tahoma"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style:text-position="super 63.6%" fo:font-size="11pt" style:font-size-asian="11pt" style:font-size-complex="11pt"/>
    </style:style>
    <style:style style:name="P282" style:parent-style-name="Standard" style:family="paragraph">
      <style:paragraph-properties fo:widows="0" fo:orphans="0" fo:text-align="justify"/>
    </style:style>
    <style:style style:name="T283" style:parent-style-name="StrongEmphasis" style:family="text">
      <style:text-properties style:font-name="Bitstream Vera Sans" style:font-name-complex="Tahoma" fo:font-size="11pt" style:font-size-asian="11pt" style:font-size-complex="11pt"/>
    </style:style>
    <style:style style:name="T284"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85"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8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87" style:parent-style-name="Textbody" style:family="paragraph">
      <style:paragraph-properties fo:text-align="justify" fo:margin-bottom="0in" fo:line-height="100%"/>
    </style:style>
    <style:style style:name="T288" style:parent-style-name="StrongEmphasis" style:family="text">
      <style:text-properties style:font-name="Bitstream Vera Sans" style:font-name-complex="Tahoma" fo:font-size="11pt" style:font-size-asian="11pt" style:font-size-complex="11pt"/>
    </style:style>
    <style:style style:name="P289" style:parent-style-name="Textbody" style:family="paragraph">
      <style:paragraph-properties fo:text-align="justify" fo:margin-bottom="0in" fo:line-height="100%"/>
    </style:style>
    <style:style style:name="T290" style:parent-style-name="StrongEmphasis" style:family="text">
      <style:text-properties style:font-name="Bitstream Vera Sans" style:font-name-complex="Tahoma" fo:font-size="11pt" style:font-size-asian="11pt" style:font-size-complex="11pt"/>
    </style:style>
    <style:style style:name="T2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style:text-position="super 63.6%" fo:font-size="11pt" style:font-size-asian="11pt" style:font-size-complex="11pt"/>
    </style:style>
    <style:style style:name="P294" style:parent-style-name="Textbody" style:family="paragraph">
      <style:paragraph-properties fo:text-align="justify" fo:margin-bottom="0in" fo:line-height="100%"/>
    </style:style>
    <style:style style:name="T295" style:parent-style-name="StrongEmphasis" style:family="text">
      <style:text-properties style:font-name="Bitstream Vera Sans" style:font-name-complex="Tahoma" fo:font-size="11pt" style:font-size-asian="11pt" style:font-size-complex="11pt"/>
    </style:style>
    <style:style style:name="T296" style:parent-style-name="StrongEmphasis" style:family="text">
      <style:text-properties style:font-name="Bitstream Vera Sans" style:font-name-complex="Tahoma" fo:font-size="11pt" style:font-size-asian="11pt" style:font-size-complex="11pt"/>
    </style:style>
    <style:style style:name="T2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P299" style:parent-style-name="Textbody" style:family="paragraph">
      <style:paragraph-properties fo:text-align="justify" fo:margin-bottom="0in" fo:line-height="100%"/>
    </style:style>
    <style:style style:name="T300" style:parent-style-name="StrongEmphasis" style:family="text">
      <style:text-properties style:font-name="Bitstream Vera Sans" style:font-name-complex="Tahoma" fo:font-size="11pt" style:font-size-asian="11pt" style:font-size-complex="11pt"/>
    </style:style>
    <style:style style:name="T3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9" style:parent-style-name="Textbody" style:family="paragraph">
      <style:paragraph-properties fo:text-align="justify" fo:margin-bottom="0in" fo:line-height="100%"/>
    </style:style>
    <style:style style:name="T320" style:parent-style-name="StrongEmphasis" style:family="text">
      <style:text-properties style:font-name="Bitstream Vera Sans" style:font-name-complex="Tahoma" fo:font-size="11pt" style:font-size-asian="11pt" style:font-size-complex="11pt"/>
    </style:style>
    <style:style style:name="T3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23" style:parent-style-name="Textbody" style:family="paragraph">
      <style:paragraph-properties fo:text-align="justify" fo:margin-bottom="0in" fo:line-height="100%"/>
    </style:style>
    <style:style style:name="T3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5" style:parent-style-name="StrongEmphasis"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7"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328" style:parent-style-name="VarsayılanParagrafYazıTipi" style:family="text">
      <style:text-properties style:font-name="Bitstream Vera Sans" style:font-name-complex="Tahoma"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style>
    <style:style style:name="T334" style:parent-style-name="VarsayılanParagrafYazıTipi" style:family="text">
      <style:text-properties style:font-name="Bitstream Vera Sans" style:font-name-complex="Tahoma"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T337" style:parent-style-name="VarsayılanParagrafYazıTipi" style:family="text">
      <style:text-properties style:font-name="Bitstream Vera Sans" style:font-name-complex="Tahoma" fo:font-size="11pt" style:font-size-asian="11pt" style:font-size-complex="11pt"/>
    </style:style>
    <style:style style:name="T338" style:parent-style-name="VarsayılanParagrafYazıTipi" style:family="text">
      <style:text-properties style:font-name="Bitstream Vera Sans" style:font-name-complex="Tahoma" style:text-position="super 63.6%" fo:font-size="11pt" style:font-size-asian="11pt" style:font-size-complex="11pt"/>
    </style:style>
    <style:style style:name="P339" style:parent-style-name="Standard" style:family="paragraph">
      <style:paragraph-properties fo:text-align="justify"/>
    </style:style>
    <style:style style:name="T340" style:parent-style-name="StrongEmphasis" style:family="text">
      <style:text-properties style:font-name="Bitstream Vera Sans" style:font-name-complex="Tahoma" fo:font-size="11pt" style:font-size-asian="11pt" style:font-size-complex="11pt"/>
    </style:style>
    <style:style style:name="T3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style>
    <style:style style:name="T343" style:parent-style-name="VarsayılanParagrafYazıTipi" style:family="text">
      <style:text-properties style:font-name="Bitstream Vera Sans" style:font-name-complex="Tahoma" fo:font-size="11pt" style:font-size-asian="11pt" style:font-size-complex="11pt"/>
    </style:style>
    <style:style style:name="T344" style:parent-style-name="VarsayılanParagrafYazıTipi" style:family="text">
      <style:text-properties style:font-name="Bitstream Vera Sans" style:font-name-complex="Tahoma" style:text-position="super 63.6%" fo:font-size="11pt" style:font-size-asian="11pt" style:font-size-complex="11pt"/>
    </style:style>
    <style:style style:name="P345" style:parent-style-name="Textbody" style:family="paragraph">
      <style:paragraph-properties fo:text-align="justify" fo:margin-bottom="0in" fo:line-height="100%"/>
    </style:style>
    <style:style style:name="T346" style:parent-style-name="StrongEmphasis" style:family="text">
      <style:text-properties style:font-name="Bitstream Vera Sans" style:font-name-complex="Tahoma" fo:font-size="11pt" style:font-size-asian="11pt" style:font-size-complex="11pt"/>
    </style:style>
    <style:style style:name="T3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49" style:parent-style-name="Textbody" style:family="paragraph">
      <style:paragraph-properties fo:text-align="justify" fo:margin-bottom="0in" fo:line-height="100%"/>
    </style:style>
    <style:style style:name="T350" style:parent-style-name="StrongEmphasis" style:family="text">
      <style:text-properties style:font-name="Bitstream Vera Sans" style:font-name-complex="Tahoma" fo:font-size="11pt" style:font-size-asian="11pt" style:font-size-complex="11pt"/>
    </style:style>
    <style:style style:name="T3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54" style:parent-style-name="Textbody" style:family="paragraph">
      <style:paragraph-properties fo:text-align="justify" fo:margin-bottom="0in" fo:line-height="100%"/>
    </style:style>
    <style:style style:name="T355" style:parent-style-name="StrongEmphasis" style:family="text">
      <style:text-properties style:font-name="Bitstream Vera Sans" style:font-name-complex="Tahoma" fo:font-size="11pt" style:font-size-asian="11pt" style:font-size-complex="11pt"/>
    </style:style>
    <style:style style:name="T356" style:parent-style-name="StrongEmphasis" style:family="text">
      <style:text-properties style:font-name="Bitstream Vera Sans" style:font-name-complex="Tahoma" fo:font-size="11pt" style:font-size-asian="11pt" style:font-size-complex="11pt"/>
    </style:style>
    <style:style style:name="P357" style:parent-style-name="Textbody" style:family="paragraph">
      <style:paragraph-properties fo:text-align="justify" fo:margin-bottom="0in" fo:line-height="100%"/>
    </style:style>
    <style:style style:name="T358" style:parent-style-name="StrongEmphasis" style:family="text">
      <style:text-properties style:font-name="Bitstream Vera Sans" style:font-name-complex="Tahoma" fo:font-size="11pt" style:font-size-asian="11pt" style:font-size-complex="11pt"/>
    </style:style>
    <style:style style:name="T359" style:parent-style-name="VarsayılanParagrafYazıTipi"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P361" style:parent-style-name="Textbody" style:family="paragraph">
      <style:paragraph-properties fo:text-align="justify" fo:margin-bottom="0in" fo:line-height="100%"/>
    </style:style>
    <style:style style:name="T362" style:parent-style-name="StrongEmphasis" style:family="text">
      <style:text-properties style:font-name="Bitstream Vera Sans" style:font-name-complex="Tahoma"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style>
    <style:style style:name="P366" style:parent-style-name="Textbody" style:family="paragraph">
      <style:paragraph-properties fo:text-align="justify" fo:margin-bottom="0in" fo:line-height="100%"/>
    </style:style>
    <style:style style:name="T367" style:parent-style-name="StrongEmphasis" style:family="text">
      <style:text-properties style:font-name="Bitstream Vera Sans" style:font-name-complex="Tahoma" fo:font-size="11pt" style:font-size-asian="11pt" style:font-size-complex="11pt" style:language-asian="tr" style:country-asian="TR"/>
    </style:style>
    <style:style style:name="T3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0" style:parent-style-name="VarsayılanParagrafYazıTipi"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P372" style:parent-style-name="Textbody" style:family="paragraph">
      <style:paragraph-properties fo:text-align="justify" fo:margin-bottom="0in" fo:line-height="100%"/>
    </style:style>
    <style:style style:name="T373" style:parent-style-name="StrongEmphasis" style:family="text">
      <style:text-properties style:font-name="Bitstream Vera Sans" style:font-name-complex="Tahoma" fo:font-size="11pt" style:font-size-asian="11pt" style:font-size-complex="11pt"/>
    </style:style>
    <style:style style:name="P374" style:parent-style-name="Textbody" style:family="paragraph">
      <style:paragraph-properties fo:text-align="justify" fo:margin-bottom="0in" fo:line-height="100%"/>
    </style:style>
    <style:style style:name="T375" style:parent-style-name="StrongEmphasis" style:family="text">
      <style:text-properties style:font-name="Bitstream Vera Sans" style:font-name-complex="Tahoma" fo:font-size="11pt" style:font-size-asian="11pt" style:font-size-complex="11pt"/>
    </style:style>
    <style:style style:name="T376" style:parent-style-name="VarsayılanParagrafYazıTipi" style:family="text">
      <style:text-properties style:font-name="Bitstream Vera Sans" style:font-name-complex="Tahoma" fo:font-size="11pt" style:font-size-asian="11pt" style:font-size-complex="11pt"/>
    </style:style>
    <style:style style:name="T377" style:parent-style-name="VarsayılanParagrafYazıTipi" style:family="text">
      <style:text-properties style:font-name="Bitstream Vera Sans" style:font-name-complex="Tahoma" fo:font-size="11pt" style:font-size-asian="11pt" style:font-size-complex="11pt"/>
    </style:style>
    <style:style style:name="P378" style:parent-style-name="Textbody" style:family="paragraph">
      <style:paragraph-properties fo:text-align="justify" fo:margin-bottom="0in" fo:line-height="100%"/>
    </style:style>
    <style:style style:name="T379" style:parent-style-name="StrongEmphasis" style:family="text">
      <style:text-properties style:font-name="Bitstream Vera Sans" style:font-name-complex="Tahoma"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style>
    <style:style style:name="T381" style:parent-style-name="VarsayılanParagrafYazıTipi" style:family="text">
      <style:text-properties style:font-name="Bitstream Vera Sans" style:font-name-complex="Tahoma" fo:font-size="11pt" style:font-size-asian="11pt" style:font-size-complex="11pt"/>
    </style:style>
    <style:style style:name="P382" style:parent-style-name="Textbody" style:family="paragraph">
      <style:paragraph-properties fo:text-align="justify" fo:margin-bottom="0in" fo:line-height="100%"/>
    </style:style>
    <style:style style:name="T3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87" style:parent-style-name="Textbody" style:family="paragraph">
      <style:paragraph-properties fo:text-align="justify" fo:margin-bottom="0in" fo:line-height="100%"/>
    </style:style>
    <style:style style:name="T3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91" style:parent-style-name="Textbody" style:family="paragraph">
      <style:paragraph-properties fo:text-align="justify" fo:margin-bottom="0in" fo:line-height="100%"/>
    </style:style>
    <style:style style:name="T3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96" style:parent-style-name="Textbody" style:family="paragraph">
      <style:paragraph-properties fo:text-align="justify" fo:margin-bottom="0in" fo:line-height="100%"/>
    </style:style>
    <style:style style:name="T397" style:parent-style-name="StrongEmphasis" style:family="text">
      <style:text-properties style:font-name="Bitstream Vera Sans" style:font-name-complex="Tahoma" fo:font-size="11pt" style:font-size-asian="11pt" style:font-size-complex="11pt"/>
    </style:style>
    <style:style style:name="T398" style:parent-style-name="VarsayılanParagrafYazıTipi" style:family="text">
      <style:text-properties style:font-name="Bitstream Vera Sans" style:font-name-complex="Tahoma" fo:font-size="11pt" style:font-size-asian="11pt" style:font-size-complex="11pt"/>
    </style:style>
    <style:style style:name="T399" style:parent-style-name="VarsayılanParagrafYazıTipi" style:family="text">
      <style:text-properties style:font-name="Bitstream Vera Sans" style:font-name-complex="Tahoma" fo:font-size="11pt" style:font-size-asian="11pt" style:font-size-complex="11pt"/>
    </style:style>
    <style:style style:name="P400" style:parent-style-name="Textbody" style:family="paragraph">
      <style:paragraph-properties fo:text-align="justify" fo:margin-bottom="0in" fo:line-height="100%"/>
    </style:style>
    <style:style style:name="T4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2" style:parent-style-name="StrongEmphasis" style:family="text">
      <style:text-properties style:font-name="Bitstream Vera Sans" style:font-name-complex="Tahoma" fo:font-size="11pt" style:font-size-asian="11pt" style:font-size-complex="11pt"/>
    </style:style>
    <style:style style:name="T4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4" style:parent-style-name="VarsayılanParagrafYazıTipi" style:family="text">
      <style:text-properties style:font-name="Bitstream Vera Sans" style:font-name-complex="Tahoma" fo:font-size="11pt" style:font-size-asian="11pt" style:font-size-complex="11pt"/>
    </style:style>
    <style:style style:name="T405" style:parent-style-name="VarsayılanParagrafYazıTipi" style:family="text">
      <style:text-properties style:font-name="Bitstream Vera Sans" style:font-name-complex="Tahoma" fo:font-size="11pt" style:font-size-asian="11pt" style:font-size-complex="11pt"/>
    </style:style>
    <style:style style:name="T406" style:parent-style-name="VarsayılanParagrafYazıTipi" style:family="text">
      <style:text-properties style:font-name="Bitstream Vera Sans" style:font-name-complex="Tahoma" fo:font-size="11pt" style:font-size-asian="11pt" style:font-size-complex="11pt"/>
    </style:style>
    <style:style style:name="P407" style:parent-style-name="Textbody" style:family="paragraph">
      <style:paragraph-properties fo:text-align="justify" fo:margin-bottom="0in" fo:line-height="100%" fo:text-indent="0.4923in"/>
    </style:style>
    <style:style style:name="T4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0" style:parent-style-name="VarsayılanParagrafYazıTipi" style:family="text">
      <style:text-properties style:font-name="Bitstream Vera Sans" style:font-name-complex="Tahoma" fo:font-size="11pt" style:font-size-asian="11pt" style:font-size-complex="11pt"/>
    </style:style>
    <style:style style:name="T4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4" style:parent-style-name="Textbody" style:family="paragraph">
      <style:paragraph-properties fo:text-align="justify" fo:margin-bottom="0in" fo:line-height="100%"/>
    </style:style>
    <style:style style:name="T415" style:parent-style-name="VarsayılanParagrafYazıTipi" style:family="text">
      <style:text-properties style:font-name="Bitstream Vera Sans" style:font-name-complex="Tahoma" fo:font-size="11pt" style:font-size-asian="11pt" style:font-size-complex="11pt"/>
    </style:style>
    <style:style style:name="T416" style:parent-style-name="VarsayılanParagrafYazıTipi" style:family="text">
      <style:text-properties style:font-name="Bitstream Vera Sans" style:font-name-complex="Tahoma" style:text-position="super 63.6%" fo:font-size="11pt" style:font-size-asian="11pt" style:font-size-complex="11pt"/>
    </style:style>
    <style:style style:name="P417" style:parent-style-name="Standard" style:family="paragraph">
      <style:paragraph-properties fo:text-align="justify"/>
    </style:style>
    <style:style style:name="T418" style:parent-style-name="StrongEmphasis" style:family="text">
      <style:text-properties style:font-name="Bitstream Vera Sans" style:font-name-complex="Tahoma" fo:font-size="11pt" style:font-size-asian="11pt" style:font-size-complex="11pt"/>
    </style:style>
    <style:style style:name="T4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style>
    <style:style style:name="T421" style:parent-style-name="VarsayılanParagrafYazıTipi" style:family="text">
      <style:text-properties style:font-name="Bitstream Vera Sans" style:font-name-complex="Tahoma" style:text-position="super 63.6%" fo:font-size="11pt" style:font-size-asian="11pt" style:font-size-complex="11pt"/>
    </style:style>
    <style:style style:name="P422" style:parent-style-name="Textbody" style:family="paragraph">
      <style:paragraph-properties fo:text-align="justify" fo:margin-bottom="0in" fo:line-height="100%"/>
    </style:style>
    <style:style style:name="T423" style:parent-style-name="StrongEmphasis" style:family="text">
      <style:text-properties style:font-name="Bitstream Vera Sans" style:font-name-complex="Tahoma" fo:font-size="11pt" style:font-size-asian="11pt" style:font-size-complex="11pt"/>
    </style:style>
    <style:style style:name="T4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2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26" style:parent-style-name="Textbody" style:family="paragraph">
      <style:paragraph-properties fo:text-align="justify" fo:margin-bottom="0in" fo:line-height="100%"/>
    </style:style>
    <style:style style:name="T427" style:parent-style-name="StrongEmphasis" style:family="text">
      <style:text-properties style:font-name="Bitstream Vera Sans" style:font-name-complex="Tahoma" fo:font-size="11pt" style:font-size-asian="11pt" style:font-size-complex="11pt"/>
    </style:style>
    <style:style style:name="T4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2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30" style:parent-style-name="Textbody" style:family="paragraph">
      <style:paragraph-properties fo:text-align="justify" fo:margin-bottom="0in" fo:line-height="100%"/>
    </style:style>
    <style:style style:name="T431" style:parent-style-name="StrongEmphasis" style:family="text">
      <style:text-properties style:font-name="Bitstream Vera Sans" style:font-name-complex="Tahoma" fo:font-size="11pt" style:font-size-asian="11pt" style:font-size-complex="11pt"/>
    </style:style>
    <style:style style:name="P432" style:parent-style-name="Textbody" style:family="paragraph">
      <style:paragraph-properties fo:text-align="justify" fo:margin-bottom="0in" fo:line-height="100%"/>
    </style:style>
    <style:style style:name="T433" style:parent-style-name="StrongEmphasis" style:family="text">
      <style:text-properties style:font-name="Bitstream Vera Sans" style:font-name-complex="Tahoma" fo:font-size="11pt" style:font-size-asian="11pt" style:font-size-complex="11pt"/>
    </style:style>
    <style:style style:name="T434" style:parent-style-name="VarsayılanParagrafYazıTipi" style:family="text">
      <style:text-properties style:font-name="Bitstream Vera Sans" style:font-name-complex="Tahoma" fo:font-size="11pt" style:font-size-asian="11pt" style:font-size-complex="11pt"/>
    </style:style>
    <style:style style:name="P435" style:parent-style-name="Textbody" style:family="paragraph">
      <style:paragraph-properties fo:text-align="justify" fo:margin-bottom="0in" fo:line-height="100%"/>
    </style:style>
    <style:style style:name="T436" style:parent-style-name="StrongEmphasis" style:family="text">
      <style:text-properties style:font-name="Bitstream Vera Sans" style:font-name-complex="Tahoma" fo:font-size="11pt" style:font-size-asian="11pt" style:font-size-complex="11pt"/>
    </style:style>
    <style:style style:name="T437" style:parent-style-name="VarsayılanParagrafYazıTipi" style:family="text">
      <style:text-properties style:font-name="Bitstream Vera Sans" style:font-name-complex="Tahoma" fo:font-size="11pt" style:font-size-asian="11pt" style:font-size-complex="11pt"/>
    </style:style>
    <style:style style:name="P438" style:parent-style-name="Textbody" style:family="paragraph">
      <style:paragraph-properties fo:text-align="justify" fo:margin-bottom="0in" fo:line-height="100%"/>
    </style:style>
    <style:style style:name="T439" style:parent-style-name="StrongEmphasis" style:family="text">
      <style:text-properties style:font-name="Bitstream Vera Sans" style:font-name-complex="Tahoma" fo:font-size="11pt" style:font-size-asian="11pt" style:font-size-complex="11pt" style:language-asian="tr" style:country-asian="TR"/>
    </style:style>
    <style:style style:name="T4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1" style:parent-style-name="VarsayılanParagrafYazıTipi" style:family="text">
      <style:text-properties style:font-name="Bitstream Vera Sans" style:font-name-complex="Tahoma" fo:font-size="11pt" style:font-size-asian="11pt" style:font-size-complex="11pt"/>
    </style:style>
    <style:style style:name="P442" style:parent-style-name="Textbody" style:family="paragraph">
      <style:paragraph-properties fo:text-align="justify" fo:margin-bottom="0in" fo:line-height="100%"/>
    </style:style>
    <style:style style:name="T443" style:parent-style-name="StrongEmphasis" style:family="text">
      <style:text-properties style:font-name="Bitstream Vera Sans" style:font-name-complex="Tahoma" fo:font-size="11pt" style:font-size-asian="11pt" style:font-size-complex="11pt"/>
    </style:style>
    <style:style style:name="P444" style:parent-style-name="Textbody" style:family="paragraph">
      <style:paragraph-properties fo:text-align="justify" fo:margin-bottom="0in" fo:line-height="100%"/>
    </style:style>
    <style:style style:name="T445" style:parent-style-name="StrongEmphasis" style:family="text">
      <style:text-properties style:font-name="Bitstream Vera Sans" style:font-name-complex="Tahoma" fo:font-size="11pt" style:font-size-asian="11pt" style:font-size-complex="11pt"/>
    </style:style>
    <style:style style:name="T446" style:parent-style-name="VarsayılanParagrafYazıTipi" style:family="text">
      <style:text-properties style:font-name="Bitstream Vera Sans" style:font-name-complex="Tahoma" fo:font-size="11pt" style:font-size-asian="11pt" style:font-size-complex="11pt"/>
    </style:style>
    <style:style style:name="P447" style:parent-style-name="Textbody" style:family="paragraph">
      <style:paragraph-properties fo:text-align="justify" fo:margin-bottom="0in" fo:line-height="100%"/>
    </style:style>
    <style:style style:name="T448" style:parent-style-name="StrongEmphasis" style:family="text">
      <style:text-properties style:font-name="Bitstream Vera Sans" style:font-name-complex="Tahoma" fo:font-size="11pt" style:font-size-asian="11pt" style:font-size-complex="11pt"/>
    </style:style>
    <style:style style:name="T449" style:parent-style-name="VarsayılanParagrafYazıTipi" style:family="text">
      <style:text-properties style:font-name="Bitstream Vera Sans" style:font-name-complex="Tahoma" fo:font-size="11pt" style:font-size-asian="11pt" style:font-size-complex="11pt"/>
    </style:style>
    <style:style style:name="P450" style:parent-style-name="Textbody" style:family="paragraph">
      <style:paragraph-properties fo:text-align="justify" fo:margin-bottom="0in" fo:line-height="100%"/>
    </style:style>
    <style:style style:name="T4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53" style:parent-style-name="Textbody" style:family="paragraph">
      <style:paragraph-properties fo:text-align="justify" fo:margin-bottom="0in" fo:line-height="100%"/>
    </style:style>
    <style:style style:name="T4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56" style:parent-style-name="Textbody" style:family="paragraph">
      <style:paragraph-properties fo:text-align="justify" fo:margin-bottom="0in" fo:line-height="100%"/>
    </style:style>
    <style:style style:name="T4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58" style:parent-style-name="Textbody" style:family="paragraph">
      <style:paragraph-properties fo:text-align="justify" fo:margin-bottom="0in" fo:line-height="100%"/>
    </style:style>
    <style:style style:name="T459" style:parent-style-name="StrongEmphasis" style:family="text">
      <style:text-properties style:font-name="Bitstream Vera Sans" style:font-name-complex="Tahoma" fo:font-size="11pt" style:font-size-asian="11pt" style:font-size-complex="11pt"/>
    </style:style>
    <style:style style:name="T460" style:parent-style-name="VarsayılanParagrafYazıTipi" style:family="text">
      <style:text-properties style:font-name="Bitstream Vera Sans" style:font-name-complex="Tahoma" fo:font-size="11pt" style:font-size-asian="11pt" style:font-size-complex="11pt"/>
    </style:style>
    <style:style style:name="P461" style:parent-style-name="Textbody" style:family="paragraph">
      <style:paragraph-properties fo:text-align="justify" fo:margin-bottom="0in" fo:line-height="100%"/>
    </style:style>
    <style:style style:name="T4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3" style:parent-style-name="StrongEmphasis" style:family="text">
      <style:text-properties style:font-name="Bitstream Vera Sans" style:font-name-complex="Tahoma" fo:font-size="11pt" style:font-size-asian="11pt" style:font-size-complex="11pt"/>
    </style:style>
    <style:style style:name="T4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5" style:parent-style-name="VarsayılanParagrafYazıTipi" style:family="text">
      <style:text-properties style:font-name="Bitstream Vera Sans" style:font-name-complex="Tahoma" fo:font-size="11pt" style:font-size-asian="11pt" style:font-size-complex="11pt"/>
    </style:style>
    <style:style style:name="P466" style:parent-style-name="Textbody" style:family="paragraph">
      <style:paragraph-properties fo:text-align="justify" fo:margin-bottom="0in" fo:line-height="100%" fo:text-indent="0.4923in"/>
    </style:style>
    <style:style style:name="T4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8" style:parent-style-name="VarsayılanParagrafYazıTipi" style:family="text">
      <style:text-properties style:font-name="Bitstream Vera Sans" style:font-name-complex="Tahoma" fo:font-size="11pt" style:font-size-asian="11pt" style:font-size-complex="11pt"/>
    </style:style>
    <style:style style:name="T4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1" style:parent-style-name="Textbody" style:family="paragraph">
      <style:paragraph-properties fo:text-align="center" fo:margin-bottom="0in" fo:line-height="100%"/>
    </style:style>
    <style:style style:name="T472" style:parent-style-name="VarsayılanParagrafYazıTipi" style:family="text">
      <style:text-properties style:font-name="Bitstream Vera Sans" style:font-name-complex="Tahoma" fo:font-size="11pt" style:font-size-asian="11pt" style:font-size-complex="11pt"/>
    </style:style>
    <style:style style:name="T473" style:parent-style-name="StrongEmphasis" style:family="text">
      <style:text-properties style:font-name="Bitstream Vera Sans" style:font-name-complex="Tahoma" fo:font-size="11pt" style:font-size-asian="11pt" style:font-size-complex="11pt"/>
    </style:style>
    <style:style style:name="T474" style:parent-style-name="VarsayılanParagrafYazıTipi" style:family="text">
      <style:text-properties style:font-name="Bitstream Vera Sans" style:font-name-complex="Tahoma" fo:font-size="11pt" style:font-size-asian="11pt" style:font-size-complex="11pt"/>
    </style:style>
    <style:style style:name="P47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6" style:parent-style-name="Textbody" style:family="paragraph">
      <style:paragraph-properties fo:text-align="justify" fo:margin-bottom="0in" fo:line-height="100%"/>
    </style:style>
    <style:style style:name="T4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0" style:parent-style-name="Textbody" style:family="paragraph">
      <style:paragraph-properties fo:text-align="justify" fo:margin-bottom="0in" fo:line-height="100%"/>
    </style:style>
    <style:style style:name="T4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5" style:parent-style-name="Standard" style:family="paragraph">
      <style:paragraph-properties fo:text-align="justify" style:line-height-at-least="0in"/>
    </style:style>
    <style:style style:name="T48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8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8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89"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9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7" style:parent-style-name="Textbody" style:family="paragraph">
      <style:paragraph-properties fo:text-align="center" fo:margin-bottom="0in" fo:line-height="100%"/>
    </style:style>
    <style:style style:name="T528"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52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T5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T5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5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3"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34"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35" style:parent-style-name="Standard" style:family="paragraph">
      <style:paragraph-properties fo:text-align="justify" style:line-height-at-least="0in" fo:margin-left="0.4923in">
        <style:tab-stops/>
      </style:paragraph-properties>
    </style:style>
    <style:style style:name="T53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3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3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3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4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4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4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4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4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45" style:parent-style-name="Standard" style:family="paragraph">
      <style:paragraph-properties fo:text-align="justify" style:line-height-at-least="0in"/>
    </style:style>
    <style:style style:name="T54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47" style:parent-style-name="Standard" style:family="paragraph">
      <style:paragraph-properties fo:text-align="justify" style:line-height-at-least="0in"/>
    </style:style>
    <style:style style:name="T54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4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5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5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52" style:parent-style-name="Standard" style:family="paragraph">
      <style:paragraph-properties fo:text-align="justify" style:line-height-at-least="0in"/>
    </style:style>
    <style:style style:name="T55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5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5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5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5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5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5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6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6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6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6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6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6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66"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6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6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6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2"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7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4"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7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7"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SİZ<text:s/>SÜRELİ KİRA SÖZLEŞMESİ</text:p>
      <text:p text:style-name="P11">Tokat, 29 Eylül 2023</text:p>
      <text:p text:style-name="P12"><text:span text:style-name="T13">Sözleşme Düzenleme<text:s/></text:span><text:span text:style-name="T14">Tarihi–No</text:span><text:span text:style-name="T15"><text:tab/></text:span><text:span text:style-name="T16"><text:tab/></text:span><text:span text:style-name="T17"><text:tab/>:</text:span><text:span text:style-name="T18"><text:s/></text:span><text:span text:style-name="T19">29-09-2023 <text:s/></text:span><text:span text:style-name="T20"><text:s/>–<text:s/></text:span><text:span text:style-name="T21"><text:s text:c="2"/></text:span><text:span text:style-name="T22">087-20230930-SNYA-021</text:span></text:p>
      <text:p text:style-name="P23"><text:span text:style-name="T24">Kiraya Veren A</text:span><text:span text:style-name="T25">dı Soyadı-TC</text:span><text:span text:style-name="T26"><text:tab/></text:span><text:span text:style-name="T27"><text:tab/></text:span><text:span text:style-name="T28"><text:tab/></text:span><text:span text:style-name="T29">:</text:span></text:p>
      <text:p text:style-name="P30"><text:span text:style-name="T31">Kiracı<text:s/></text:span><text:span text:style-name="T32">Adı Soyadı-TC-Tel-Adres</text:span><text:span text:style-name="T33"><text:tab/></text:span><text:span text:style-name="T34"><text:tab/></text:span><text:span text:style-name="T35"><text:tab/></text:span><text:span text:style-name="T36">:<text:s/></text:span><text:span text:style-name="T37">METİN ÇELİK</text:span><text:span text:style-name="T38"><text:tab/></text:span><text:span text:style-name="T39">–<text:s/></text:span><text:span text:style-name="T40">374 7156 5288<text:s/></text:span><text:span text:style-name="T41">–<text:s/></text:span><text:span text:style-name="T42">0545 243 50 40</text:span></text:p>
      <text:p text:style-name="P43"><text:span text:style-name="T44"><text:s text:c="2"/>Doğancı Bağları Mah. <text:s/>1.Cad. No:8 TOKAT</text:span></text:p>
      <text:p text:style-name="P45"><text:span text:style-name="T46">Kiralananın Cinsi – Kullanım Amacı-Adres</text:span><text:span text:style-name="T47"><text:tab/>:</text:span><text:span text:style-name="T48"><text:s/></text:span><text:span text:style-name="T49">İş yeri <text:s/></text:span><text:span text:style-name="T50"><text:s/>– <text:s/></text:span><text:span text:style-name="T51"><text:s/>Oto Tamirhane</text:span></text:p>
      <text:p text:style-name="P52"><text:span text:style-name="T53"><text:s text:c="2"/>Yeniyurt Mah.<text:s/></text:span><text:span text:style-name="T54">İsmail Altıngövde Cad. No:21/G TOKAT</text:span></text:p>
      <text:p text:style-name="P55"><text:span text:style-name="T56">Tapu Ada/Parsel</text:span><text:span text:style-name="T57"><text:s text:c="2"/></text:span><text:span text:style-name="T58"><text:s/>– <text:s/></text:span><text:span text:style-name="T59">Abone Elektrik/Su</text:span><text:span text:style-name="T60"><text:tab/></text:span><text:span text:style-name="T61"><text:tab/>:</text:span><text:span text:style-name="T62"><text:s/>1245/</text:span><text:span text:style-name="T63">1</text:span><text:span text:style-name="T64"><text:s text:c="2"/></text:span><text:span text:style-name="T65"><text:s/>– <text:s/></text:span><text:span text:style-name="T66">-/-</text:span></text:p>
      <text:p text:style-name="P67"><text:span text:style-name="T68">Kira Süresinin<text:s/></text:span><text:span text:style-name="T69">Başlangıç<text:s/></text:span><text:span text:style-name="T70">–</text:span><text:span text:style-name="T71"><text:s/>Bitiş tarihi<text:s/></text:span><text:span text:style-name="T72"><text:tab/></text:span><text:span text:style-name="T73"><text:tab/></text:span><text:span text:style-name="T74">:</text:span><text:span text:style-name="T75"><text:s/></text:span><text:span text:style-name="T76">30 Eylül 2023 <text:s text:c="2"/>– <text:s text:c="2"/>29 Eylül 2024</text:span></text:p>
      <text:p text:style-name="P77"><text:span text:style-name="T78">Kira Bedeli</text:span><text:span text:style-name="T79"><text:s/>Stopaj Vergisi Hariç<text:s/></text:span><text:span text:style-name="T80">(Net</text:span><text:span text:style-name="T81"><text:s/>On iki aylık)</text:span><text:span text:style-name="T82"><text:tab/>:</text:span><text:span text:style-name="T83"><text:s/>96,000.00 TL</text:span><text:span text:style-name="T84"><text:s/></text:span><text:span text:style-name="T85">–</text:span><text:span text:style-name="T86"><text:s/></text:span><text:span text:style-name="T87">(Doksan Altı Bin TL)</text:span></text:p>
      <text:p text:style-name="P88"><text:span text:style-name="T89">Ödeme Şekli</text:span><text:span text:style-name="T90"><text:tab/></text:span><text:span text:style-name="T91"><text:tab/></text:span><text:span text:style-name="T92"><text:tab/></text:span><text:span text:style-name="T93"><text:tab/></text:span><text:span text:style-name="T94"><text:tab/>:</text:span><text:span text:style-name="T95"><text:s/>İlk kira bedeli sözleşme tarihinde, sözleşmenin uzaması halinde,</text:span><text:span text:style-name="T96"><text:s/></text:span><text:span text:style-name="T97">uzayan her yılda ise kira</text:span><text:span text:style-name="T98"><text:s/>başlangıç tarihinden 15 gün öncesinde peşin olarak banka hesabına yatırılacaktır</text:span></text:p>
      <text:p text:style-name="P99"><text:span text:style-name="T100">Genel Hükümler</text:span></text:p>
      <text:p text:style-name="P101"><text:span text:style-name="T102">MADDE 1 – SÖZLEŞMENİN KONUSU, SÜRESİ:</text:span><text:span text:style-name="T103"><text:s/>İşbu sözleşmenin konusu,<text:s/></text:span><text:span text:style-name="T104">taşınmazın kiralanması, teslimi, kira miktar ve ödemeleri,<text:s/></text:span><text:span text:style-name="T105">kullanım</text:span><text:span text:style-name="T106"><text:s/>şartları</text:span><text:span text:style-name="T107">, tahliyesi ile tarafların karşılıklı<text:s/></text:span><text:span text:style-name="T108">yükümlülüklerinin belirlenmesidir. İşbu sözleşme belir</text:span><text:span text:style-name="T109">siz</text:span><text:span text:style-name="T110"><text:s/>süreli</text:span><text:span text:style-name="T111">dir</text:span><text:span text:style-name="T112"><text:s/>ve<text:s/></text:span><text:span text:style-name="T113">her<text:s/></text:span><text:span text:style-name="T114">altı aylık dönem<text:s/></text:span><text:span text:style-name="T115">bitiminde</text:span><text:span text:style-name="T116">n üç ay öncesi bildirimle</text:span><text:span text:style-name="T117"><text:s/></text:span><text:span text:style-name="T118">sona erer.</text:span><text:span text:style-name="T119">300-27</text:span></text:p>
      <text:p text:style-name="P120"><text:span text:style-name="T121">MADDE 2 – KİRALANANIN DURUMU</text:span></text:p>
      <text:p text:style-name="P122"><text:span text:style-name="T123">2.1.<text:s/></text:span><text:span text:style-name="T124">İşbu sözleşme aynı zamanda teslim tutanağı</text:span><text:span text:style-name="T125">dır ve</text:span><text:span text:style-name="T126"><text:s/>kiracı kiralananı kendi kullanım amacına uygun olarak ayıpsız ve eksiksiz olarak teslim aldığını kabul ederek işbu sözleşmeyi imzalamıştır. Mecurun teslimi sonrası, kiracının kendi ihtiyaçları doğrultusunda ortaya çıkabilecek ve eksik olarak tanıml</text:span><text:span text:style-name="T127">ayacağı şeylerin sorumluluğu kiracıya aittir.</text:span></text:p>
      <text:p text:style-name="P128"><text:span text:style-name="T129">2.2.</text:span><text:span text:style-name="T130"><text:s/>Taşınmazda bulunan tuvalet, la</text:span><text:bookmark-start text:name="_GoBack1"/><text:bookmark-end text:name="_GoBack1"/><text:span text:style-name="T131">vabo vb. malzemeler kiracıya sağlam olarak teslim edilmiştir ve kira bitiminde kiracı bu malzemeleri sağlam ve eksiksiz olarak teslim etmekle; hasar oluşması durumunda ödemekl</text:span><text:span text:style-name="T132">e yükümlüdür. Mecurun<text:s/></text:span></text:p>
      <text:p text:style-name="P133"><text:span text:style-name="T134">kullanılması sırasında oluşabilecek her türlü arıza, hasar vb. giderler kiracıya aittir.</text:span></text:p>
      <text:p text:style-name="P135"><text:span text:style-name="T136">2.3.</text:span><text:span text:style-name="T137"><text:s/>Sözleşme süresince kiralananın amaçlanan kullanıma elverişli tutması için kiraya verenden yapması beklenen harcamaları, kiracı kendi yaparak</text:span><text:span text:style-name="T138"><text:s/>veya yaptırarak kiraya verenden isteyemez.<text:s/></text:span><text:span text:style-name="T139">301</text:span></text:p>
      <text:p text:style-name="P140"><text:span text:style-name="T141">2.4.<text:s/></text:span><text:span text:style-name="T142">Kiracı, kiralananı kendi malı gibi kullanmaya, evsaf ve meziyetlerini şöhret ve itibarını kaybetmesine meydan vermemeye ve etrafında meskûn diğer kiracı/maliklere karşı özenli davranmaya mecburdur.<text:s/></text:span><text:span text:style-name="T143">301</text:span></text:p>
      <text:p text:style-name="P144"><text:span text:style-name="T145">M</text:span><text:span text:style-name="T146">ADDE 3 – VERGİLER:<text:s/></text:span><text:span text:style-name="T147">Kiralanan ile ilgili zorunlu sigorta, vergi</text:span><text:span text:style-name="T148">, yan giderler</text:span><text:span text:style-name="T149"><text:s/>ve benzeri yükümlülüklere kiracı katlanır.<text:s/></text:span><text:span text:style-name="T150">Kiracı, kanuni süresinde vergi, harç vb. mükellefiyetlerini yerine getirmediği takdirde kiraya veren adına tahakkuk edebilecek olan ceza, faiz</text:span><text:span text:style-name="T151">,</text:span><text:span text:style-name="T152"><text:s/></text:span><text:span text:style-name="T153">tazminat ve<text:s/></text:span><text:span text:style-name="T154">geci</text:span><text:span text:style-name="T155">kme zamlarından, mecuru tahliye ettikten sonra dahi sorumlu olacağını kabul eder.<text:s/></text:span><text:span text:style-name="T156">Sadece</text:span><text:span text:style-name="T157"><text:s/>kiralanana ait kültür, arsa ve bina vergileri kiraya veren tarafından ödenir.<text:s/></text:span><text:span text:style-name="T158">302</text:span></text:p>
      <text:p text:style-name="P159"><text:span text:style-name="T160">MADDE 4 –<text:s/></text:span><text:span text:style-name="T161">Kiralanan sonradan ayıplı duruma gelirse, kiracı fesih hakkını kullanabilir</text:span><text:span text:style-name="T162">. Kiracı kiraya veren adına harcama yaparak, kiraya verenden bedel tazminat vb. ücretler talep edemez. Zararını kiraya verenden isteyemez.<text:s/></text:span><text:span text:style-name="T163">304-8</text:span></text:p>
      <text:p text:style-name="P164">MADDE 5 – KİRA BEDELİ – GİDERLER – YAN GİDERLER</text:p>
      <text:p text:style-name="P165"><text:span text:style-name="T166">5.1. Kira Bedeli:<text:s/></text:span><text:span text:style-name="T167">Kira b</text:span><text:span text:style-name="T168">edeli vergiler hariç net<text:s/></text:span><text:span text:style-name="T169">bedeldir ve<text:s/></text:span><text:span text:style-name="T170">ilk kira döneminde<text:s/></text:span><text:span text:style-name="T171">peşin olarak</text:span><text:span text:style-name="T172">, uzama durumunda da kira başlangıç tarihinden 15 gün öncesinde</text:span><text:span text:style-name="T173"><text:s/>kiraya verenin banka hesabına yatırılacaktır. A</text:span><text:span text:style-name="T174">ylık yapılacak ödemeleri, kiracı her ayın 6. günü peşin ödemekle yükümlüdür.<text:s/></text:span><text:span text:style-name="T175">313-4</text:span></text:p>
      <text:p text:style-name="P176"><text:span text:style-name="T177">5.2. Temerrüt:</text:span><text:span text:style-name="T178"><text:s/>Belirlenen kira bedelinin ödeme vadesi sözleşme düzenleme tarihidir. Ödeme çek veya se</text:span><text:span text:style-name="T179">net ile taahhüt edilmiş ise,</text:span><text:span text:style-name="T180"><text:s/></text:span><text:span text:style-name="T181">bu tip belgeler ihtar yerine geçer</text:span><text:span text:style-name="T182"><text:s/></text:span><text:span text:style-name="T183">ve ödeme zamanında yapılmamışsa</text:span><text:span text:style-name="T184"><text:s/></text:span><text:span text:style-name="T185">kiracı temerrüde düşer.<text:s/></text:span><text:span text:style-name="T186">315</text:span></text:p>
      <text:p text:style-name="P187"><text:span text:style-name="T188">5.2. Giderler:<text:s/></text:span><text:span text:style-name="T189">Elektrik, su vb. giderler kiracıya aittir.</text:span></text:p>
      <text:p text:style-name="P190"><text:span text:style-name="T191">5.3. Yan giderler:<text:s/></text:span><text:span text:style-name="T192">Kiracı,<text:s/></text:span><text:span text:style-name="T193">yan giderlere katlanmakla ve</text:span><text:span text:style-name="T194"><text:s/>her ayın 6. günü ödemekle yükümlüdür.</text:span><text:span text:style-name="T195"><text:s/></text:span><text:span text:style-name="T196">303-314</text:span></text:p>
      <text:p text:style-name="P197"><text:span text:style-name="T198">5.4.</text:span><text:span text:style-name="T199"><text:s/>Kiracı, kira süresi boyunca ve sonrasında, sözleşmede belirlenen kira bedelinde, mücbir sebepler dahil, herhangi bir sebeple indirim y</text:span><text:span text:style-name="T200">apılmasını veya tazminat isteyemez.</text:span></text:p>
      <text:p text:style-name="P201"><text:span text:style-name="T202">MADDE 6 – ÖZENLE KULLANMA</text:span></text:p>
      <text:p text:style-name="P203"><text:span text:style-name="T204">6.1.<text:s/></text:span><text:span text:style-name="T205">Kiracı, kiralananı, sözleşmeye uygun olarak özenle kullanmak ve kiralananın olağan kullanımı için gerekli temizlik ve bakım giderlerini ödemekle, kendisinin gidermekle yükümlü olmadığı ayıp</text:span><text:span text:style-name="T206">ları kiraya verene gecikmeksizin bildirmekle yükümlüdür; aksi takdirde bunlardan doğan zararlardan sorumludur.</text:span></text:p>
      <text:soft-page-break/>
      <text:p text:style-name="P207"><text:span text:style-name="T208">Aşağıdaki olaylar işbu sözleşme için olağan üstü fesih sebebidir ve tazminata sebep olur;</text:span></text:p>
      <text:p text:style-name="P209"><text:span text:style-name="T210">6.1.1. İş değişikliği:<text:s/></text:span><text:span text:style-name="T211">Kiracı, kiralananı iş yeri olara</text:span><text:span text:style-name="T212">k yukarıda belirtilen amaçla kullanabilir ve iş değişikliği kiraya verenin yazılı onayı olmadan yapılamaz. Kiraya verenin izin vermemesi halinde, kiracı hakkın kötüye kullanıldığı iddiasında bulunamaz, zarar ziyan talep edemez.</text:span></text:p>
      <text:p text:style-name="P213"><text:span text:style-name="T214">6.1.2. Kullanmama:</text:span><text:span text:style-name="T215"><text:s/>Kiracı ki</text:span><text:span text:style-name="T216">ralananı kapalı tutamaz. Kullanmamazlık edemez.</text:span></text:p>
      <text:p text:style-name="P217"><text:span text:style-name="T218">6.1.3. Ekler:<text:s/></text:span><text:span text:style-name="T219">İşbu sözleşmenin ekleri, yönetim planı, işletme sözleşmesi, sözleşmenin bir parçasıdır ve kiracı eklerde yazılı tüm kurallara uymakla yükümlüdür. Kiracı taşınmazın bulunduğu mahallin yönetim pla</text:span><text:span text:style-name="T220">nına, güvenlik tedbirlerine, işletme projesine istisnasız uyacak ve bu hususlardan doğacak yükümlülüklerini yerine getirecek ve kiraya vereni kiralanan ile ilgili gelişmelerden zamanında haberdar edecektir. Aksi halde gelecek zararlardan kendisi sorumlu ol</text:span><text:span text:style-name="T221">acaktır. Kiracı ortak alanlara kiraya verenin yazılı onayı olmaksızın müdahalede bulunamaz, kullanamaz.</text:span></text:p>
      <text:p text:style-name="P222"><text:span text:style-name="T223">6.1.4.<text:s/></text:span><text:span text:style-name="T224">Kiralananda veya çevresinde kiracı hayvan besleyemez.</text:span><text:span text:style-name="T225">316…9</text:span></text:p>
      <text:p text:style-name="P226"><text:span text:style-name="T227">MADDE 7 – YENİLİK – DEĞİŞİKLİK</text:span></text:p>
      <text:p text:style-name="P228"><text:span text:style-name="T229">7.1.</text:span><text:span text:style-name="T230"><text:s/></text:span><text:span text:style-name="T231">Kiraya veren</text:span><text:span text:style-name="T232">, kiralananda, kira<text:s/></text:span><text:span text:style-name="T233">sözleşmesinin feshini gerektirmeyen ve kiracıdan katlanması<text:s/></text:span><text:span text:style-name="T234">beklenebilecek olan yenilik ve değişiklikler yapabilir. Bu durumdan dolayı kiracı herhangi bir hak talep edemez</text:span><text:span text:style-name="T235">.</text:span><text:span text:style-name="T236"><text:s/></text:span><text:span text:style-name="T237">320</text:span></text:p>
      <text:p text:style-name="P238"><text:span text:style-name="T239">7.2.</text:span><text:span text:style-name="T240"><text:s/></text:span><text:span text:style-name="T241">Kiracı</text:span><text:span text:style-name="T242">, taşı</text:span><text:span text:style-name="T243">nmazda bir değişiklik yapmak isterse bu ek bir sözleşme ile belirlenmelidir.<text:s/></text:span><text:span text:style-name="T244">İzin verilen yapı masrafları kiracıya aittir. Kiracı bu ve benzeri masraflar için kiraya verenden veya üçüncü bir şahıstan, bu işlerin yapımı sırasında, kira süresince veya kira b</text:span><text:span text:style-name="T245">itiminden sonra dahi bir bedel talep edemez. Bu tip imalatları tahliye zamanı alıp götüremez, sökemez, kıramaz. Kiracı bu tip imalatları sağlam olarak kiraya verene teslim etmekle yükümlüdür</text:span><text:span text:style-name="T246">, kiralananda ortaya çıkabilecek<text:s/></text:span><text:span text:style-name="T247">değer artışının karşılığını istey</text:span><text:span text:style-name="T248">emez. Yazılı onayla veya onaysız, kiracının imar mevzuatına aykırı tadilatlarından dolayı ilgili resmi makamlar tarafından kiraya veren adına düzenlenecek harç, ceza, imar para cezası vb. her türlü cezalar kiracı tarafından ödenecektir; kiraya veren tarafı</text:span><text:span text:style-name="T249">ndan ödenen cezalar kiracıya rücu edilir.<text:s/></text:span><text:span text:style-name="T250">321</text:span></text:p>
      <text:p text:style-name="P251"><text:span text:style-name="T252">7.3.</text:span><text:span text:style-name="T253"><text:s/>Kira sözleşmesinin sona erdirilmesi halinde kiralanan üzerinde yapılmış olan her türlü tadilat ve değişikliğin tamamı veya bir kısmı, kiraya verenin talebiyle, kiracı tarafından eski haline getirilecek ve<text:s/></text:span><text:span text:style-name="T254">teslim edilecektir. Kiracı, kiraya verenin eski hale getirmek için yaptığı masrafın beş katı ceza bedeli ödemeyi kabul eder.<text:s/></text:span><text:span text:style-name="T255">321</text:span></text:p>
      <text:p text:style-name="P256"><text:span text:style-name="T257">MADDE 8 – DEVİR – TEMLİK – ALT KİRA – ORTAK KİRACI:<text:s/></text:span><text:span text:style-name="T258">Kiracı, yazılı rıza olmadıkça, kiralananı kısmen veya tamamen gerçek ve/vey</text:span><text:span text:style-name="T259">a tüzel kişilere devredemez, terk edemez, kullandıramaz, alt kira yolu ile kiraya veremez, yanına ortak kiracı alamaz. Yazılı rızanın alınabilmesi<text:s/></text:span><text:span text:style-name="T260">için devir bilgisi kiraya verene otuz gün öncesinde, noter marifetiyle bildirilmelidir. Kiraya verende kararı</text:span><text:span text:style-name="T261">nı en geç üç ay içinde noter marifetiyle kiracıya bildirmek<text:s/></text:span><text:span text:style-name="T262">zorundadır</text:span><text:span text:style-name="T263">.<text:s/></text:span><text:span text:style-name="T264">322</text:span></text:p>
      <text:p text:style-name="P265"><text:span text:style-name="T266">Kiraya verenin devir işlemine onay vermesi durumunda;</text:span></text:p>
      <text:p text:style-name="P267"><text:span text:style-name="T268">8.1.</text:span><text:span text:style-name="T269"><text:s/>Devreden kiracı; devir alan kiracının mecuru tahliye ettiği tarihe kadar bu sözleşme kapmasındaki tüm borç ve sorumlulu</text:span><text:span text:style-name="T270">klarına müteselsil kefil olduğunu kabul, taahhüt etmiştir.</text:span></text:p>
      <text:p text:style-name="P271"><text:span text:style-name="T272">8.2.</text:span><text:span text:style-name="T273"><text:s/>Devreden kiracı, sonradan muaccel olacak kira bedellerinden, kira konusunun sözleşmeye aykırı kullanılmasından doğan zararlardan ve kiraya verenin, kira ilişkisini haklı sebeplerle olağanüstü<text:s/></text:span><text:span text:style-name="T274">feshetmesi halinde, uğramış olduğu zararlardan ve tazminatlardan da sorumlu olacaktır.</text:span></text:p>
      <text:p text:style-name="P275"><text:span text:style-name="T276">8.3.</text:span><text:span text:style-name="T277"><text:s/>Devralan kiracı için uygulanacak kira bedeli kiraya veren tarafından devir sırasında yeniden belirlenir.</text:span><text:span text:style-name="T278"><text:s/>Devreden kiracıya devrettiği tarih itibarı ile kalan kira bedeli iade edilir.</text:span><text:span text:style-name="T279"><text:s/>Devralan kiracının kira bedelini nakit ödemesi ile<text:s/></text:span><text:span text:style-name="T280">sözleşme yapılabilir. Oluşan her türlü zarardan devreden ve devralan kiracı müteselsilen sorumlu olacaktır.<text:s/></text:span><text:span text:style-name="T281">323-4</text:span></text:p>
      <text:p text:style-name="P282"><text:span text:style-name="T283">MADDE 9 – KİRALANANIN KULLANILMAMASI:<text:s/></text:span><text:span text:style-name="T284">Normal veya mücbir bir sebeple, mecur kullanılmasa veya sınırlı olarak kullanılsa bile kiracı, kira bede</text:span><text:span text:style-name="T285">lini ve yan giderleri ödemekle yükümlüdür. İşbu sözleşme pandemi koşulları göz önünde bulundurularak düzenlenmiştir.<text:s/></text:span><text:span text:style-name="T286">324</text:span></text:p>
      <text:p text:style-name="P287"><text:span text:style-name="T288">MADDE 10 – BİLDİRİM İLE SÖZLEŞME FESHİ</text:span></text:p>
      <text:p text:style-name="P289"><text:span text:style-name="T290">10.1.</text:span><text:span text:style-name="T291"><text:s/>İşbu</text:span><text:span text:style-name="T292"><text:s/>sözleşmenin fesih bildirim süresi 3 (üç ay), fesih dönemi 6 (altı) aydır.<text:s/></text:span><text:span text:style-name="T293">328/1</text:span></text:p>
      <text:p text:style-name="P294"><text:span text:style-name="T295">10.2.</text:span><text:span text:style-name="T296"><text:s/></text:span><text:span text:style-name="T297">Taraflar kira bitiş tarihinden üç ay öncesinde, sözleşmenin fesih edileceğine dair bir bildirimde bulunmaz ise sözleşme kira bedeli hariç aynı şartlarla<text:s/></text:span><text:span text:style-name="T298">kendiliğinden bir dönem uzar.</text:span></text:p>
      <text:p text:style-name="P299"><text:span text:style-name="T300">10.3.</text:span><text:span text:style-name="T301"><text:s/>Kiracı, sözleşme bitiş tarihine uymaksızın tahliye etmek isterse,<text:s/></text:span><text:span text:style-name="T302">sadece<text:s/></text:span><text:span text:style-name="T303">01<text:s/></text:span><text:span text:style-name="T304">Ocak-</text:span><text:span text:style-name="T305"><text:s/>30<text:s/></text:span><text:span text:style-name="T306">Haziran<text:s/></text:span><text:span text:style-name="T307">tarihleri</text:span><text:span text:style-name="T308"><text:s/>arasında, üç ay önceden noterden bildirim yaparak ve<text:s/></text:span><text:span text:style-name="T309">tahliye<text:s/></text:span><text:span text:style-name="T310">tarihi</text:span><text:span text:style-name="T311">ni</text:span><text:span text:style-name="T312"><text:s/>izleyen üç aylık kira bedelini de kiraya verene peşin ödeyerek kiralananı tahliye edebilir.<text:s/></text:span><text:span text:style-name="T313">Tahliye sonrası ödemesi yapılan</text:span><text:span text:style-name="T314"><text:s/>3 ay içerisinde yeni bir kiracı ile sözleşme yapılırsa, oturu</text:span><text:span text:style-name="T315">lmayan dönem kira bedeli kiracıya iade edilir.</text:span><text:span text:style-name="T316"><text:s/></text:span><text:span text:style-name="T317"><text:s/></text:span><text:span text:style-name="T318">325</text:span></text:p>
      <text:p text:style-name="P319"><text:span text:style-name="T320">MADDE 11 –<text:s/></text:span><text:span text:style-name="T321">İşbu sözleşmedeki herhangi bir maddenin yerine getirilmemesi sözleşmenin fesih sebebidir. Kiracı hiçbir koşulda kiraya verenden tazminat talep edemez.<text:s/></text:span><text:span text:style-name="T322">331</text:span></text:p>
      <text:p text:style-name="P323"><text:span text:style-name="T324">MADDE 12</text:span><text:span text:style-name="T325"><text:s/>–</text:span><text:span text:style-name="T326"><text:s/></text:span><text:span text:style-name="T327">Kiracının iflası ve ölümü:<text:s/></text:span><text:span text:style-name="T328">Kiracı iflas eder veya ölürse, ölen kiracının mirasçıları ve ortakları veya bu ortakların aynı meslek ve sanatı yürüten mirasçıları kiranın devam etmesine yönelik istekleri, bu sözleşmeye bağlı olarak<text:s/></text:span><text:soft-page-break/><text:span text:style-name="T329">geçersizdir. Kiraya veren, mirasçılarla yeni bir sözleş</text:span><text:span text:style-name="T330">me yapma hakkını tek taraflı olarak kullanabilir. Yeni bir anlaşma yapılmaması durumunda, mirasçılar, kiralananı, derhal boşaltmakla yükümlüdür. Boşaltma tarihi itibarı ile varsa kalan kira bedeli iade edilir. <text:s/></text:span><text:span text:style-name="T331">Üç ay içinde m</text:span><text:span text:style-name="T332">irasçıların<text:s/></text:span><text:span text:style-name="T333">tahliye ile</text:span><text:span text:style-name="T334"><text:s/>ilgili he</text:span><text:span text:style-name="T335">rhangi bir girişimde bulunmaması durumunda kiracının</text:span><text:span text:style-name="T336"><text:s/></text:span><text:span text:style-name="T337">malları bir yedi emine teslim edilir. Sözleşmesi tek taraflı olarak fesih edilir.<text:s/></text:span><text:span text:style-name="T338">332-3</text:span></text:p>
      <text:p text:style-name="P339"><text:span text:style-name="T340">MADDE 13 –<text:s/></text:span><text:span text:style-name="T341">Kiracı, sözleşmenin sona ermesi halinde, s</text:span><text:span text:style-name="T342">özleşmeye aykırı kullanmadan doğacak zar</text:span><text:span text:style-name="T343">arları gidermekle yükümlüdür.<text:s/></text:span><text:span text:style-name="T344">334</text:span></text:p>
      <text:p text:style-name="P345"><text:span text:style-name="T346">MADDE 14 – GÜVENCE BEDELİ:<text:s/></text:span><text:span text:style-name="T347">Kiracı üç aylık kira bedeli güvence bedeli verecektir. Kiraya veren tarafından, güvence bedelinin geri ödenmesinde herhangi bir fark ödenmez.<text:s/></text:span><text:span text:style-name="T348">342</text:span></text:p>
      <text:p text:style-name="P349"><text:span text:style-name="T350">MADDE 15 – ARTIŞ:</text:span><text:span text:style-name="T351"><text:s/>TÜFE ’nin altında<text:s/></text:span><text:span text:style-name="T352">olmayacaktır. Kira bedelini piyasa şartları belirler. Kira bedeli zamanında ödenmezse, ödenmeyen miktara tüfe oranında fark eklenerek ödenecektir. Her beş yıllık süre sonunda TÜFE oranına bakılmaksızın kira artışı yapılacaktır.<text:s/></text:span><text:span text:style-name="T353">344</text:span></text:p>
      <text:p text:style-name="P354"><text:span text:style-name="T355">MADDE 16 – KİRA HARİCİ G</text:span><text:span text:style-name="T356">İDER VE ÖDEMELER</text:span></text:p>
      <text:p text:style-name="P357"><text:span text:style-name="T358">16.1.</text:span><text:span text:style-name="T359"><text:s/>Kiracı aidat, elektrik, su, doğalgaz, çevre temizlik vergisi gibi kullanımdan kaynaklanan sair giderleri ödemeyi kabul ve taahhüt eder. Kiracı varsa, elektrik, su, doğalgaz, telefon aboneliklerini derhal devralmakla yükümlüdür. Sözle</text:span><text:span text:style-name="T360">şme başlangıç tarihi itibariyle tahakkuk edecek, elektrik, su, doğalgaz, telefon, aidat vs. tüm giderlerden kiracı sorumlu olacaktır.</text:span></text:p>
      <text:p text:style-name="P361"><text:span text:style-name="T362">16.2.</text:span><text:span text:style-name="T363"><text:s/>Kiracı, kiralanan yerin kira süresince kullanımı ve kira süresinin bitiminde boşaltılması sırasında üçüncü şahıslara</text:span><text:span text:style-name="T364"><text:s/>vereceği zararlar da dahil olmak üzere her türlü zarar ve ziyandan münhasıran sorumludur. Tahliye anında doğmuş ve/veya doğacak herhangi bir zarar ve ziyan kiracının onay ya da izni aranmaksızın kiraya veren tarafından karşılanarak varsa güvence bedelinde</text:span><text:span text:style-name="T365">n mahsup edilebilir. Ancak verilen depozitonun zarar, ziyanı karşılamaması durumunda, kiracı depozitoyu aşan zarar ve ziyanı ayrıca tazmin etmeyi ve “ceza” ödemeyi peşinen kabul, beyan ve taahhüt eder.</text:span></text:p>
      <text:p text:style-name="P366"><text:span text:style-name="T367">16.3.</text:span><text:span text:style-name="T368"><text:s/>Kiracı mecurun yönetim planına, güvenlik tedbirl</text:span><text:span text:style-name="T369">erine, işletme projesine istisnasız uyacak ve bu hususlardan doğacak yükümlülüklerini yerine getirecek ve kiraya vereni,<text:s/></text:span><text:span text:style-name="T370">kiralanan ile ilgili gelişmelerden zamanında haberdar edecektir. Aksi halde gelecek zararlardan kendisi sorumlu olacaktır. Kiracı kiral</text:span><text:span text:style-name="T371">anan bağımsız bölümün bulunduğu yapıdaki ortak alanlara kiraya verenin yazılı onayı olmaksızın müdahalede bulunamaz, kullanamaz.</text:span></text:p>
      <text:p text:style-name="P372"><text:span text:style-name="T373">Madde 17 – SÖZLEŞMENİN FESHİ – CEZA – TAHLİYE</text:span></text:p>
      <text:p text:style-name="P374"><text:span text:style-name="T375">17.1.<text:s/></text:span><text:span text:style-name="T376">Kiracının iflasının istenmesi, konkordato talebinde bulunması, tasfiyesine<text:s/></text:span><text:span text:style-name="T377">başlanılması, süresinin bitmesi, aleyhinde aciz vesikası alınması, Maliye Bakanlığı ve ilgili birimlerince aleyhinde tedbir kararı verilmesi ve iş yerinin mühürlenmesi halleri fesih ve tahliye sebebidir.</text:span></text:p>
      <text:p text:style-name="P378"><text:span text:style-name="T379">17.2.</text:span><text:span text:style-name="T380"><text:s/>Kiracı, herhangi bir tahliye sebebi gerçekleşt</text:span><text:span text:style-name="T381">iği halde kiralananı tahliye etmez ise “ceza” maddesi uygulanır.</text:span></text:p>
      <text:p text:style-name="P382"><text:span text:style-name="T383">17.3. Ceza:<text:s/></text:span><text:span text:style-name="T384">Kiracı ceza durumunun oluştuğu tarihten itibaren geçen her gün için, yıllık kira bedelinin yüzde biri oranında ayrıca günlük ceza</text:span><text:span text:style-name="T385"><text:s/>bedeli</text:span><text:span text:style-name="T386"><text:s/>ödemeyi kabul ve taahhüt eder.</text:span></text:p>
      <text:p text:style-name="P387"><text:span text:style-name="T388">17.4.</text:span><text:span text:style-name="T389"><text:s/>İşbu s</text:span><text:span text:style-name="T390">özleşme ile kiracı, halen tahtı icarında bulunan mecuru;</text:span></text:p>
      <text:p text:style-name="P391"><text:span text:style-name="T392">tarihinde, sözleşmenin şartlarına bağlı kalarak, hiçbir cevap itası, tebliğ ve tebellüğ, kanuni merasim, ihtar ve protesto keşidesi, hüküm istihsaline ve mahkeme ilamına hacet kalmaksızın<text:s/></text:span><text:span text:style-name="T393">kayıtsız ve şartsız olarak boşaltmayı, hür iradesiyle beyan, kabul ve taahhüt etmiştir. Kiracı; mecuru gününde tahliye edemediği veya etmediği takdirde, tahliye hakkının doğduğu tarihten itibaren geçen her gün için yıllık kira bedelinin % 1 ’i oranında gün</text:span><text:span text:style-name="T394">lük ceza bedeli ödemeyi, kiraya veren veya yetkili kanuni vekili tarafından aleyhine yapılacak, her türlü icra takibatı, mahkeme masrafları, avukatlık ücretleri ve benzeri tüm ücretlerinde tamamen kendi veya şahit tarafından; kiracı tüzel kişilik ise, firm</text:span><text:span text:style-name="T395">a imza yetkilisi şahit şahıs şahsen kendisi tarafından karşılanacağını şimdiden kabul, beyan ve taahhüt etmiştir.</text:span></text:p>
      <text:p text:style-name="P396"><text:span text:style-name="T397">Madde 18 – MÜCBİR SEBEP:<text:s/></text:span><text:span text:style-name="T398">Doğal afet veya ülkenin dahil olduğu savaşın mücbir sebep kabul edilebilmesi ancak Bayındırlık ve İskan Bakanlığı tar</text:span><text:span text:style-name="T399">afından bu hususun mücbir sebep olarak ilan edilmesi halinde mümkündür. Taşınmazda meydana gelebilecek yangın, su basması, tahribat vb. hallerden doğan zarar ve ziyan kiracı tarafından tazmin edilecektir.</text:span></text:p>
      <text:p text:style-name="P400"><text:span text:style-name="T401">MADDE 19</text:span><text:span text:style-name="T402"><text:s/>–<text:s/></text:span><text:span text:style-name="T403">ŞAHİT:</text:span><text:span text:style-name="T404"><text:s/>Şahit, sözleşmeyi imzalayan kişin</text:span><text:span text:style-name="T405">in, sözleşmede adı geçen kişi olduğuna şahitlik ettiğini kabul ve beyan etmiştir. Kiracı tüzel bir kişilik ise firma imza yetkilisi şahsen şahittir ve bu sözleşmeye attığı imza ile, sözleşme şartlarına uyulmaması ve/veya bu sözleşmeyle bağlantılı tahliye t</text:span><text:span text:style-name="T406">aahhütnamesi vb. belgeler ile ortaya çıkabilecek her türlü maddi ve manevi zararların karşılanması hususunda, tüzel kişilik olan kiracı ile müteselsilen sorumlu ve kefil olduğunu kabul ve beyan etmiştir.</text:span></text:p>
      <text:p text:style-name="P407"><text:span text:style-name="T408">İşbu akitteki bilgilerin doğruluğunu ve sözleşmenin<text:s/></text:span><text:span text:style-name="T409">tüm şartlarına uyacağımı,<text:s/></text:span><text:span text:style-name="T410">uyuşmazlıkların çözümü için Tokat Adliyesi Mahkeme ve İcra dairelerinin salahiyetini</text:span><text:span text:style-name="T411"><text:s/>peşinen kabul ettiğimi, işbu sözleşmeyi okuduktan sonra hür irademle imzaladığımı, beyan, kabul ve taahhüt ederim.</text:span></text:p>
      <text:p text:style-name="P412"><text:tab/></text:p>
      <text:soft-page-break/>
      <text:p text:style-name="P413">geçersizdir. Kiraya veren, mirasçılarla yeni bir sözleşme yapma hakkını tek taraflı olarak kullanabilir. Yeni bir anlaşma yapılmaması durumunda, mirasçılar, kiralananı, derhal boşaltmakla yükümlüdür. Boşaltma tarihi itibarı ile varsa kalan<text:s/></text:p>
      <text:p text:style-name="P414"><text:span text:style-name="T415">kira bedeli iade edilir. <text:s/>Üç ay içinde mirasçıların tahliye ile ilgili herhangi bir girişimde bulunmaması durumunda kiracının malları bir yedi emine teslim edilir. Sözleşmesi tek taraflı olarak fesih edilir.<text:s/></text:span><text:span text:style-name="T416">332-3</text:span></text:p>
      <text:p text:style-name="P417"><text:span text:style-name="T418">MADDE 13 –<text:s/></text:span><text:span text:style-name="T419">Kiracı, sözleşmenin sona ermesi halinde, s</text:span><text:span text:style-name="T420">özleşmeye aykırı kullanmadan doğacak zararları gidermekle yükümlüdür.<text:s/></text:span><text:span text:style-name="T421">334</text:span></text:p>
      <text:p text:style-name="P422"><text:span text:style-name="T423">MADDE 14 – GÜVENCE BEDELİ:<text:s/></text:span><text:span text:style-name="T424">Kiracı üç aylık kira bedeli güvence bedeli verecektir. Kiraya veren tarafından, güvence bedelinin geri ödenmesinde herhangi bir fark ödenmez.<text:s/></text:span><text:span text:style-name="T425">342</text:span></text:p>
      <text:p text:style-name="P426"><text:span text:style-name="T427">MADDE 15 – ARTIŞ:</text:span><text:span text:style-name="T428"><text:s/>TÜFE ’nin altında olmayacaktır. Kira bedelini piyasa şartları belirler. Kira bedeli zamanında ödenmezse, ödenmeyen miktara tüfe oranında fark eklenerek ödenecektir. Her beş yıllık süre sonunda TÜFE oranına bakılmaksızın kira artışı yapılacaktır.<text:s/></text:span><text:span text:style-name="T429">344</text:span></text:p>
      <text:p text:style-name="P430"><text:span text:style-name="T431">MADDE 16 – KİRA HARİCİ GİDER VE ÖDEMELER</text:span></text:p>
      <text:p text:style-name="P432"><text:span text:style-name="T433">16.1.</text:span><text:span text:style-name="T434"><text:s/>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telefon, aidat vs. tüm giderlerden kiracı sorumlu olacaktır.</text:span></text:p>
      <text:p text:style-name="P435"><text:span text:style-name="T436">16.2.</text:span><text:span text:style-name="T437"><text:s/>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varsa güvence bedelinden mahsup edilebilir. Ancak verilen depozitonun zarar, ziyanı karşılamaması durumunda, kiracı depozitoyu aşan zarar ve ziyanı ayrıca tazmin etmeyi ve “ceza” ödemeyi peşinen kabul, beyan ve taahhüt eder.</text:span></text:p>
      <text:p text:style-name="P438"><text:span text:style-name="T439">16.3.</text:span><text:span text:style-name="T440"><text:s/>Kiracı mecurun yönetim planına, güvenlik tedbirlerine, işletme projesine istisnasız uyacak ve bu hususlardan doğacak yükümlülüklerini yerine getirecek ve kiraya vereni,<text:s/></text:span><text:span text:style-name="T441">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442"><text:span text:style-name="T443">Madde 17 – SÖZLEŞMENİN FESHİ – CEZA – TAHLİYE</text:span></text:p>
      <text:p text:style-name="P444"><text:span text:style-name="T445">17.1.<text:s/></text:span><text:span text:style-name="T446">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447"><text:span text:style-name="T448">17.2.</text:span><text:span text:style-name="T449"><text:s/>Kiracı, herhangi bir tahliye sebebi gerçekleştiği halde kiralananı tahliye etmez ise “ceza” maddesi uygulanır.</text:span></text:p>
      <text:p text:style-name="P450"><text:span text:style-name="T451">17.3. Ceza:<text:s/></text:span><text:span text:style-name="T452">Kiracı ceza durumunun oluştuğu tarihten itibaren geçen her gün için, yıllık kira bedelinin yüzde biri oranında ayrıca günlük ceza bedeli ödemeyi kabul ve taahhüt eder.</text:span></text:p>
      <text:p text:style-name="P453"><text:span text:style-name="T454">17.4.</text:span><text:span text:style-name="T455"><text:s/>Önceki yıl yapılan sözleşmeye ek olarak yapılan işbu sözleşme ile kiracı, halen tahtı icarında bulunan mecuru;</text:span></text:p>
      <text:p text:style-name="P456"><text:s text:c="47"/><text:span text:style-name="T457">tarihinde, sözleşmenin şartlarına bağlı kalarak, hiçbir cevap itası, tebliğ ve tebellüğ, kanuni merasim, ihtar ve protesto keşidesi, hüküm istihsaline ve mahkeme ilamına hacet kalmaksızın kayıtsız ve şartsız olarak boşaltmayı, hür iradesiyle beyan, kabul ve taahhüt etmiştir. Kiracı; mecuru gününde tahliye edemediği veya etmediği takdirde, tahliye hakkının doğduğu tarihten itibaren geçen her gün için yıllık kira bedelinin % 1 ’i oranında günlük ceza bedeli ödemeyi, kiraya veren veya yetkili kanuni vekili tarafından aleyhine yapılacak, her türlü icra takibatı, mahkeme masrafları, avukatlık ücretleri ve benzeri tüm ücretlerinde tamamen kendi veya şahit tarafından; kiracı tüzel kişilik ise, firma imza yetkilisi şahıs şahsen kendisi tarafından karşılanacağını şimdiden kabul, beyan ve taahhüt etmiştir.</text:span></text:p>
      <text:p text:style-name="P458"><text:span text:style-name="T459">Madde 18 – MÜCBİR SEBEP:<text:s/></text:span><text:span text:style-name="T460">Doğal afet veya ülkenin dahil olduğu savaşın mücbir sebep kabul edilebilmesi ancak Bayındırlık ve İskan Bakanlığı tarafından bu hususun mücbir sebep olarak ilan edilmesi halinde mümkündür. Taşınmazda meydana gelebilecek yangın, su basması, tahribat vb. hallerden doğan zarar ve ziyan kiracı tarafından tazmin edilecektir.</text:span></text:p>
      <text:p text:style-name="P461"><text:span text:style-name="T462">MADDE 19</text:span><text:span text:style-name="T463"><text:s/>–<text:s/></text:span><text:span text:style-name="T464">ŞAHİT:</text:span><text:span text:style-name="T465"><text:s/>Şahit, sözleşmeyi imzalayan kişinin, sözleşmede adı geçen kişi olduğu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müteselsilen sorumlu ve kefil olduğunu kabul ve beyan etmiştir.</text:span></text:p>
      <text:p text:style-name="P466"><text:span text:style-name="T467">İşbu akitteki bilgilerin doğruluğunu ve sözleşmenin tüm şartlarına uyacağımı,<text:s/></text:span><text:span text:style-name="T468">uyuşmazlıkların çözümü için Tokat Adliyesi Mahkeme ve İcra dairelerinin salahiyetini</text:span><text:span text:style-name="T469"><text:s/>peşinen kabul ettiğimi, işbu sözleşmeyi okuduktan sonra hür irademle imzaladığımı, beyan, kabul ve taahhüt ederim.</text:span></text:p>
      <text:p text:style-name="P470"><text:tab/></text:p>
      <text:soft-page-break/>
      <text:p text:style-name="P471"><text:span text:style-name="T472">EK SÖZLEŞME</text:span><text:span text:style-name="T473"><text:s/>–<text:s/></text:span><text:span text:style-name="T474">TAAHHÜTNAME</text:span></text:p>
      <text:p text:style-name="P475"/>
      <text:p text:style-name="P476"><text:span text:style-name="T477"><text:tab/>Halen tahtı icarımda bulunan mecuru; belirlediğimiz tarihte, aramızda imzaladığımız kira sözleşmesinin şartlarına bağlı kalarak, hiçbir kanuni merasime, ihtar ve protesto keşidesine, cevap itasına, tebliğ ve tebellüğe, herhangi bir ihtar ve h</text:span><text:span text:style-name="T478">içbir hüküm istihsaline ve mahkemeden ilam almaya hacet kalmaksızın kayıtsız ve şartsız olarak boşaltmayı, tahliye etmeyi kesin olarak, hür irademle beyan, kabul ve taahhüt ediyorum.</text:span></text:p>
      <text:p text:style-name="P479"/>
      <text:p text:style-name="P480"><text:span text:style-name="T481"><text:tab/>Gününde tahliye edemediğim veya etmediğim takdirde, geçen her gün için,</text:span><text:span text:style-name="T482"><text:s/>yıllık kira bedelinin yüzde biri oranında (%1) günlük ceza bedeli ödemeyi, kiraya veren veya yetkili kanuni vekili tarafından aleyhime yapılacak, her türlü icra takibatı, mahkeme masrafları, avukatlık ücretleri ve benzeri tüm ücretlerinde tamamen şahsım t</text:span><text:span text:style-name="T483">arafından karşılanacağını şimdiden kabul, beyan ve taahhüt ediyorum. İşbu taahhütnameyi hür irademle okudum ve imzalıyorum.</text:span></text:p>
      <text:p text:style-name="P484"/>
      <text:p text:style-name="P485"><text:span text:style-name="T486">Taahhüdün imzalandığı tarih <text:s/></text:span><text:span text:style-name="T487"><text:tab/>:</text:span></text:p>
      <text:p text:style-name="P488"/>
      <text:p text:style-name="P489">MECURUN</text:p>
      <text:p text:style-name="P490">Taahhüt edilen tahliye tarihi<text:tab/>:</text:p>
      <text:p text:style-name="P491"/>
      <text:p text:style-name="P492"/>
      <text:p text:style-name="P493">İlk kira başlangıç tarihi<text:tab/><text:tab/>:<text:tab/></text:p>
      <text:p text:style-name="P494"/>
      <text:p text:style-name="P495"/>
      <text:p text:style-name="P496">İlk kira bedeli<text:tab/><text:tab/><text:tab/>:</text:p>
      <text:p text:style-name="P497"/>
      <text:p text:style-name="P498"/>
      <text:p text:style-name="P499">Adresi<text:tab/><text:tab/><text:tab/><text:tab/>:<text:s/></text:p>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soft-page-break/>
      <text:p text:style-name="P527"><text:span text:style-name="T528">ABONE GEREKTİREN DURUMLAR</text:span><text:span text:style-name="T529"><text:s/>VE DİĞER ŞARTLAR</text:span><text:span text:style-name="T530"><text:s/>İÇİN<text:s/></text:span><text:span text:style-name="T531">EK SÖZLEŞME</text:span></text:p>
      <text:p text:style-name="P532"/>
      <text:p text:style-name="P533">Kiralanan Tek bir parselde birden fazla kiracı barındıran bir yapıdadır. Tek tapu olması nedeniyle her<text:s/>kiracı için ayrı bir abone kanunen mümkün değildir.<text:s/>Bu nedenle elektrik ve su ortak kullanım şartları ile kullanılabilecektir.</text:p>
      <text:list text:style-name="LFO4" text:continue-numbering="true">
        <text:list-item>
          <text:p text:style-name="P534">ELEKTRİK<text:tab/><text:tab/><text:tab/><text:tab/><text:tab/><text:tab/><text:tab/><text:tab/><text:tab/><text:tab/><text:tab/><text:tab/></text:p>
        </text:list-item>
      </text:list>
      <text:p text:style-name="P535"><text:span text:style-name="T536">Mecurda tek bir elektrik abonesi bulunmaktadır.<text:s/></text:span><text:span text:style-name="T537">E</text:span><text:span text:style-name="T538">lektrik<text:s/></text:span><text:span text:style-name="T539">işlemler</text:span><text:span text:style-name="T540">i</text:span><text:span text:style-name="T541"><text:s/>süzme sayaç vasıtasıyla halledilecektir. <text:s/>Süzme sayaç yazarı üzerinden aylık ödemeler aboneliklerin sahibi olan kiraya verene yapılacaktır. Kiraya<text:s/></text:span><text:span text:style-name="T542">veren elektrik<text:s/></text:span><text:span text:style-name="T543">bedellerinin belirlenmesinde fatura miktarını ve süzme sayaç yazarlarını dikkate alarak tahsilat yapacaktır. Kiralananda bulunan ana pano ve elektrik tesisatı, aşağıdaki şartlar dahilinde kiracı tarafından ücretsiz olarak kullanılacakt</text:span><text:span text:style-name="T544">ır.</text:span></text:p>
      <text:list text:style-name="LFO2" text:continue-numbering="true">
        <text:list-item>
          <text:p text:style-name="P545"><text:span text:style-name="T546">Kiracı, kiraya verene ait abone ve pano üzerinden elektrik kullanımı sağlayacaktır.</text:span></text:p>
        </text:list-item>
        <text:list-item>
          <text:p text:style-name="P547"><text:span text:style-name="T548">Kiracının aylık elektrik tüketimi</text:span><text:span text:style-name="T549"><text:s/>bir süzme sayaç<text:s/></text:span><text:span text:style-name="T550">ile<text:s/></text:span><text:span text:style-name="T551">kayıt altına alınacaktır.</text:span></text:p>
        </text:list-item>
        <text:list-item>
          <text:p text:style-name="P552"><text:span text:style-name="T553">A</text:span><text:span text:style-name="T554">na pano</text:span><text:span text:style-name="T555">dan</text:span><text:span text:style-name="T556"><text:s/>kiracı</text:span><text:span text:style-name="T557">ya 100</text:span><text:span text:style-name="T558"><text:s/>amperlik sigorta ile<text:s/></text:span><text:span text:style-name="T559">enerji verilmektedir.</text:span></text:p>
        </text:list-item>
        <text:list-item>
          <text:p text:style-name="P560">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 yükümlüdür.<text:s/>Bu gibi harcamalar kiraya verenden istenemez.</text:p>
        </text:list-item>
        <text:list-item>
          <text:p text:style-name="P561">Kiracının ekipmanlarında ana panoda kendisine tahsis edilen sigorta<text:s/>ve sayaç<text:s/>da dahil olmak üzere oluşabilecek elektrik tesisatı kaynaklı arızaların sorumluluğu tamamen kiracıya aittir.</text:p>
        </text:list-item>
        <text:list-item>
          <text:p text:style-name="P562">Kiracı<text:s/>ana panoda<text:s/>kendisine ait sigortadan<text:s/>sonraki tesisat ve ekipmanlarda oluşabilecek arızalardan münferiden sorumludur.</text:p>
        </text:list-item>
        <text:list-item>
          <text:p text:style-name="P563">Ana panoda oluşabilecek arızalardan,<text:s/>panodan<text:s/>enerji sağlayan<text:s/>tüm<text:s/>kiracılar<text:s/>müştereken sorumludur.</text:p>
        </text:list-item>
        <text:list-item>
          <text:p text:style-name="P564">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565">Teminat<text:s/>bedeli, kira bitiminde borcu olmaması durumunda kiracıya, ödediği miktar kadar iade edilecektir. Teminat iadesinde fiyat farkı, faiz vb.<text:s/>uygulanmaz.</text:p>
        </text:list-item>
      </text:list>
      <text:list text:style-name="LFO4" text:continue-numbering="true">
        <text:list-item>
          <text:p text:style-name="P566">SU<text:tab/><text:tab/><text:tab/><text:tab/><text:tab/><text:tab/><text:tab/><text:tab/><text:tab/><text:tab/><text:tab/><text:tab/><text:tab/></text:p>
          <text:list text:continue-numbering="true">
            <text:list-item>
              <text:p text:style-name="P567">Kiralananda ön ödemeli su sayacı kullanıldığından her kiracı payına düşen aylık su kullanım ücretini kiraya verene<text:s/>peşin<text:s/>ödemekle yükümlüdür.<text:s/></text:p>
            </text:list-item>
            <text:list-item>
              <text:p text:style-name="P568">Her ay<text:s/>mecurda düzenli bulunan her<text:s/>kişi<text:s/>için<text:s/>en az bir ton su bedeli kiraya verene ödenecektir.<text:s/>Toplanan paranın yetmemesi durumunda ek su parası toplanabilir.<text:s/></text:p>
            </text:list-item>
            <text:list-item>
              <text:p text:style-name="P569">Su tesisatında oluşabilecek arızaların masraflardan; ana hatta tüm kiracılar müştereken, kendi bölgesi içerisinde oluşan arızalardan ise her kiracı münferiden sorumludur.<text:s text:c="2"/></text:p>
            </text:list-item>
          </text:list>
        </text:list-item>
        <text:list-item>
          <text:p text:style-name="P570">Aylık kullanılan elektrik ve su bedeli her ayın en geç 6. günü kiraya verene ödenecektir. Ödenmemesi, herhangi bir ihtara gerek kalmadan kiracının temerrüt sebebi sayılacaktır.</text:p>
        </text:list-item>
        <text:list-item>
          <text:p text:style-name="P571">Mecurda trapez sac çatı vardır. Hava durumuna bağlı olarak sac çatı, doğası gereği dönem dönem terleme ve damlama yapmaktadır. Kiracı bu gibi durumun,<text:s/>yapacağı işe engel teşkil etmediğini, ayıp sayılmayacağını ve zaman içerisinde ihtiyaç duyulursa masrafı kendisine ait olmak üzere tedbir alabileceğini peşinen kabul etmiştir.</text:p>
        </text:list-item>
      </text:list>
      <text:p text:style-name="P572"/>
      <text:p text:style-name="P573">Diğer Şartlar:</text:p>
      <text:p text:style-name="P574"/>
      <text:p text:style-name="P575"/>
      <text:p text:style-name="P576"/>
      <text:p text:style-name="P5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VarsayılanParagrafYazıTipi" style:family="text">
      <style:text-properties style:font-name="Chilanka" style:font-name-complex="Times New Roman" style:language-asian="tr" style:country-asian="TR"/>
    </style:style>
    <style:style style:name="T8" style:parent-style-name="StrongEmphasis" style:family="text">
      <style:text-properties style:font-name="Bitstream Vera Sans" style:font-name-complex="Tahoma" fo:font-size="11pt" style:font-size-asian="11pt" style:font-size-complex="11pt"/>
    </style:style>
    <style:style style:name="T9" style:parent-style-name="VarsayılanParagrafYazıTipi" style:family="text">
      <style:text-properties style:font-name="Chilanka" style:font-name-complex="Times New Roman" style:language-asian="tr" style:country-asian="TR"/>
    </style:style>
    <style:style style:name="P10"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METİN ÇELİK</text:span><text:span text:style-name="T7"><text:s/></text:span><text:span text:style-name="T8">–</text:span><text:span text:style-name="T9"><text:s/>374 7156 5288</text:span></text:p>
        <text:p text:style-name="P10">Kiraya Veren<text:tab/><text:tab/><text:tab/><text:tab/>Kiracı<text:tab/><text:tab/><text:tab/><text:tab/><text:tab/>Şahit<text:tab/><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09-30T14:13:00Z</meta:creation-date>
    <dc:date>2023-11-02T07:32:00Z</dc:date>
    <meta:print-date>2023-11-02T07:25:00Z</meta:print-date>
    <meta:template xlink:href="Normal" xlink:type="simple"/>
    <meta:editing-cycles>9</meta:editing-cycles>
    <meta:editing-duration>PT6600S</meta:editing-duration>
    <meta:document-statistic meta:page-count="6" meta:paragraph-count="47" meta:word-count="3568" meta:character-count="23862" meta:row-count="169" meta:non-whitespace-character-count="20341"/>
  </office:meta>
</office:document-meta>
</file>